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90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29pt"/>
    </style:style>
    <style:style style:name="co5" style:family="table-column">
      <style:table-column-properties fo:break-before="auto" style:column-width="108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3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7May8_csv" table:style-name="ta1">
        <table:shapes>
          <draw:frame draw:z-index="0" draw:style-name="gr1" draw:text-style-name="P1" svg:width="325.73pt" svg:height="230.26pt" svg:x="329.87pt" svg:y="169.99pt">
            <loext:p draw:notify-on-update-of-ranges="2017May8_csv.B10:2017May8_csv.B34 2017May8_csv.B8:2017May8_csv.B8 2017May8_csv.C10:2017May8_csv.C34 2017May8_csv.K10:2017May8_csv.K35 2017May8_csv.K8:2017May8_csv.K8 2017May8_csv.L10:2017May8_csv.L35 2017May8_csv.H11:2017May8_csv.H35 2017May8_csv.H8:2017May8_csv.H8 2017May8_csv.I11:2017May8_csv.I35 2017May8_csv.E10:2017May8_csv.E35 2017May8_csv.E8:2017May8_csv.E8 2017May8_csv.F10:2017May8_csv.F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8.6pt" svg:height="247.86pt" svg:x="811.79pt" svg:y="150.32pt">
            <loext:p draw:notify-on-update-of-ranges="2017May8_csv.B10:2017May8_csv.B35 2017May8_csv.B8:2017May8_csv.B8 2017May8_csv.C10:2017May8_csv.C35 2017May8_csv.K10:2017May8_csv.K35 2017May8_csv.K8:2017May8_csv.K8 2017May8_csv.L10:2017May8_csv.L35 2017May8_csv.H11:2017May8_csv.H35 2017May8_csv.H8:2017May8_csv.H8 2017May8_csv.I11:2017May8_csv.I35 2017May8_csv.E10:2017May8_csv.E35 2017May8_csv.E8:2017May8_csv.E8 2017May8_csv.F10:2017May8_csv.F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02.29pt" svg:height="238.51pt" svg:x="788.03pt" svg:y="580.59pt">
            <loext:p draw:notify-on-update-of-ranges="2017May8_csv.B39:2017May8_csv.B69 2017May8_csv.B37:2017May8_csv.B37 2017May8_csv.C39:2017May8_csv.C69 2017May8_csv.E39:2017May8_csv.E69 2017May8_csv.E37:2017May8_csv.E37 2017May8_csv.F39:2017May8_csv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0.27pt" svg:height="249.39pt" svg:x="782.05pt" svg:y="1122.63pt">
            <loext:p draw:notify-on-update-of-ranges="2017May8_csv.B78:2017May8_csv.B91 2017May8_csv.B73:2017May8_csv.B73 2017May8_csv.C78:2017May8_csv.C9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6pt" svg:height="379.7pt" svg:x="50.03pt" svg:y="2037.69pt">
            <loext:p draw:notify-on-update-of-ranges="2017May8_csv.C147:2017May8_csv.C158 2017May8_csv.M147:2017May8_csv.M158 2017May8_csv.N78:2017May8_csv.N78 2017May8_csv.O78:2017May8_csv.O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6pt" svg:height="379.7pt" svg:x="554.2pt" svg:y="2021.67pt">
            <loext:p draw:notify-on-update-of-ranges="2017May8_csv.C147:2017May8_csv.C158 2017May8_csv.S147:2017May8_csv.S158 2017May8_csv.N78:2017May8_csv.N78 2017May8_csv.M78:2017May8_csv.M7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6pt" svg:height="379.7pt" svg:x="1638.74pt" svg:y="2133.55pt">
            <loext:p draw:notify-on-update-of-ranges="2017May8_csv.C147:2017May8_csv.C158 2017May8_csv.V147:2017May8_csv.V158 2017May8_csv.N78:2017May8_csv.N78 2017May8_csv.P78:2017May8_csv.P7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453.6pt" svg:height="379.7pt" svg:x="1055.14pt" svg:y="2020.65pt">
            <loext:p draw:notify-on-update-of-ranges="2017May8_csv.C147:2017May8_csv.C158 2017May8_csv.T147:2017May8_csv.T158 2017May8_csv.N78:2017May8_csv.N78 2017May8_csv.L83:2017May8_csv.L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8" draw:style-name="gr1" draw:text-style-name="P1" svg:width="453.6pt" svg:height="379.7pt" svg:x="1048.54pt" svg:y="2461.58pt">
            <loext:p draw:notify-on-update-of-ranges="2017May8_csv.C147:2017May8_csv.C158 2017May8_csv.T147:2017May8_csv.T158 2017May8_csv.N78:2017May8_csv.N78 2017May8_csv.L83:2017May8_csv.L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(1i)</text:p>
          </table:table-cell>
          <table:table-cell office:value-type="string" calcext:value-type="string">
            <text:p>B (V)</text:p>
          </table:table-cell>
          <table:table-cell office:value-type="string" calcext:value-type="string">
            <text:p>B (mA)</text:p>
          </table:table-cell>
          <table:table-cell/>
          <table:table-cell office:value-type="string" calcext:value-type="string">
            <text:p>G (V)</text:p>
          </table:table-cell>
          <table:table-cell office:value-type="string" calcext:value-type="string">
            <text:p>G (mA)</text:p>
          </table:table-cell>
          <table:table-cell table:number-columns-repeated="2"/>
          <table:table-cell office:value-type="string" calcext:value-type="string">
            <text:p>R(V)</text:p>
          </table:table-cell>
          <table:table-cell office:value-type="string" calcext:value-type="string">
            <text:p>R(m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少し光る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9" calcext:value-type="float">
            <text:p>2.79</text:p>
          </table:table-cell>
          <table:table-cell table:number-columns-repeated="2"/>
          <table:table-cell office:value-type="float" office:value="2.61" calcext:value-type="float">
            <text:p>2.61</text:p>
          </table:table-cell>
          <table:table-cell table:number-columns-repeated="3"/>
          <table:table-cell office:value-type="float" office:value="2.77" calcext:value-type="float">
            <text:p>2.77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すごく光る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7.51" calcext:value-type="float">
            <text:p>7.51</text:p>
          </table:table-cell>
          <table:table-cell office:value-type="float" office:value="5.6" calcext:value-type="float">
            <text:p>5.6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(1ii)</text:p>
          </table:table-cell>
          <table:table-cell office:value-type="string" calcext:value-type="string">
            <text:p>A_LED(Je)=0</text:p>
          </table:table-cell>
          <table:table-cell table:number-columns-repeated="2"/>
          <table:table-cell office:value-type="string" calcext:value-type="string">
            <text:p>Red:A_LED=20mA/V_LED=23.2(V)</text:p>
          </table:table-cell>
          <table:table-cell table:number-columns-repeated="2"/>
          <table:table-cell office:value-type="string" calcext:value-type="string">
            <text:p>Red:A_LED=10mA/</text:p>
            <text:p>V_LED=14.89(V)</text:p>
          </table:table-cell>
          <table:table-cell table:number-columns-repeated="2"/>
          <table:table-cell office:value-type="string" calcext:value-type="string">
            <text:p>Red:A_LED=5mA/</text:p>
            <text:p>V_LED=7.89(V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e= 0mV</text:p>
          </table:table-cell>
          <table:table-cell table:number-columns-repeated="2"/>
          <table:table-cell office:value-type="string" calcext:value-type="string">
            <text:p>Je= 20mV</text:p>
          </table:table-cell>
          <table:table-cell table:number-columns-repeated="2"/>
          <table:table-cell office:value-type="string" calcext:value-type="string">
            <text:p>Je= 10mV</text:p>
          </table:table-cell>
          <table:table-cell table:number-columns-repeated="2"/>
          <table:table-cell office:value-type="string" calcext:value-type="string">
            <text:p>Je= 5mV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9.9996" calcext:value-type="float">
            <text:p>9.999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1172" calcext:value-type="float">
            <text:p>-0.11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0446" calcext:value-type="float">
            <text:p>-0.04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7.7602" calcext:value-type="float">
            <text:p>7.7602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.3552" calcext:value-type="float">
            <text:p>5.3552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3.1906" calcext:value-type="float">
            <text:p>3.1906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4789" calcext:value-type="float">
            <text:p>1.4789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4509" calcext:value-type="float">
            <text:p>0.4509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865" calcext:value-type="float">
            <text:p>0.0865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0833" calcext:value-type="float">
            <text:p>-0.083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-0.0001" calcext:value-type="float">
            <text:p>-0.0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832" calcext:value-type="float">
            <text:p>-0.08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-0.0003" calcext:value-type="float">
            <text:p>-0.00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1171" calcext:value-type="float">
            <text:p>-0.11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832" calcext:value-type="float">
            <text:p>-0.083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0.117" calcext:value-type="float">
            <text:p>-0.1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0.0832" calcext:value-type="float">
            <text:p>-0.083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0.0445" calcext:value-type="float">
            <text:p>-0.0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0.1169" calcext:value-type="float">
            <text:p>-0.116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082" calcext:value-type="float">
            <text:p>-0.08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0.0444" calcext:value-type="float">
            <text:p>-0.0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1166" calcext:value-type="float">
            <text:p>-0.11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0.081" calcext:value-type="float">
            <text:p>-0.08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0442" calcext:value-type="float">
            <text:p>-0.04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0.1148" calcext:value-type="float">
            <text:p>-0.114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0.0685" calcext:value-type="float">
            <text:p>-0.068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0.0427" calcext:value-type="float">
            <text:p>-0.04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0.1021" calcext:value-type="float">
            <text:p>-0.1021</text:p>
          </table:table-cell>
          <table:table-cell/>
          <table:table-cell office:value-type="float" office:value="0.3961" calcext:value-type="float">
            <text:p>0.3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0.0321" calcext:value-type="float">
            <text:p>-0.03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0.0214" calcext:value-type="float">
            <text:p>-0.021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132" calcext:value-type="float">
            <text:p>0.0132</text:p>
          </table:table-cell>
          <table:table-cell/>
          <table:table-cell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4055" calcext:value-type="float">
            <text:p>0.405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4061" calcext:value-type="float">
            <text:p>0.406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37" calcext:value-type="float">
            <text:p>0.0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3685" calcext:value-type="float">
            <text:p>0.368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475" calcext:value-type="float">
            <text:p>1.47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3892" calcext:value-type="float">
            <text:p>0.38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6" calcext:value-type="float">
            <text:p>-0.6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389" calcext:value-type="float">
            <text:p>1.38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.2189" calcext:value-type="float">
            <text:p>3.218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4001" calcext:value-type="float">
            <text:p>1.40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7" calcext:value-type="float">
            <text:p>-0.7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.112" calcext:value-type="float">
            <text:p>3.11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5.3941" calcext:value-type="float">
            <text:p>5.394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.0943" calcext:value-type="float">
            <text:p>3.09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8" calcext:value-type="float">
            <text:p>-0.8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5.297" calcext:value-type="float">
            <text:p>5.29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7.8149" calcext:value-type="float">
            <text:p>7.814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5.2349" calcext:value-type="float">
            <text:p>5.23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0.9" calcext:value-type="float">
            <text:p>-0.9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9.9996" calcext:value-type="float">
            <text:p>9.999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7.6233" calcext:value-type="float">
            <text:p>7.62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0.0004" calcext:value-type="float">
            <text:p>-0.000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9.9996" calcext:value-type="float">
            <text:p>9.9996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9.996" calcext:value-type="float">
            <text:p>9.996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3">
          <table:table-cell/>
          <table:table-cell office:value-type="string" calcext:value-type="string">
            <text:p>光なし</text:p>
          </table:table-cell>
          <table:table-cell table:number-columns-repeated="2"/>
          <table:table-cell office:value-type="string" calcext:value-type="string">
            <text:p>光あり距離 20cm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/>
          <table:table-cell office:value-type="string" calcext:value-type="string">
            <text:p>V_PD(V)</text:p>
          </table:table-cell>
          <table:table-cell office:value-type="string" calcext:value-type="string">
            <text:p>A_PD(mA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(1iii)</text:p>
          </table:table-cell>
          <table:table-cell office:value-type="float" office:value="0.62" calcext:value-type="float">
            <text:p>0.62</text:p>
          </table:table-cell>
          <table:table-cell office:value-type="float" office:value="99.996" calcext:value-type="float">
            <text:p>99.996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99.9" calcext:value-type="float">
            <text:p>99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82.091" calcext:value-type="float">
            <text:p>82.09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6.542" calcext:value-type="float">
            <text:p>76.5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66.23" calcext:value-type="float">
            <text:p>66.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0.21" calcext:value-type="float">
            <text:p>20.2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56.39" calcext:value-type="float">
            <text:p>56.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8.429" calcext:value-type="float">
            <text:p>8.429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46.897" calcext:value-type="float">
            <text:p>46.8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3.396" calcext:value-type="float">
            <text:p>3.396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37.82" calcext:value-type="float">
            <text:p>37.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1.428" calcext:value-type="float">
            <text:p>1.42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29.279" calcext:value-type="float">
            <text:p>29.2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654" calcext:value-type="float">
            <text:p>0.65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1.174" calcext:value-type="float">
            <text:p>21.1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28" calcext:value-type="float">
            <text:p>0.328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13.607" calcext:value-type="float">
            <text:p>13.6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6.4173" calcext:value-type="float">
            <text:p>6.41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3.37" calcext:value-type="float">
            <text:p>3.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0.5082" calcext:value-type="float">
            <text:p>0.508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5.123" calcext:value-type="float">
            <text:p>-5.1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0.056" calcext:value-type="float">
            <text:p>-0.05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28.76" calcext:value-type="float">
            <text:p>-28.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-0.068" calcext:value-type="float">
            <text:p>-0.06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41.871" calcext:value-type="float">
            <text:p>-41.8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47.94" calcext:value-type="float">
            <text:p>-47.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-0.075" calcext:value-type="float">
            <text:p>-0.07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50.109" calcext:value-type="float">
            <text:p>-50.1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0.086" calcext:value-type="float">
            <text:p>-0.08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51.156" calcext:value-type="float">
            <text:p>-51.1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093" calcext:value-type="float">
            <text:p>-0.09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51.773" calcext:value-type="float">
            <text:p>-51.7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05" calcext:value-type="float">
            <text:p>-0.05</text:p>
          </table:table-cell>
          <table:table-cell office:value-type="float" office:value="-0.121" calcext:value-type="float">
            <text:p>-0.12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51.799" calcext:value-type="float">
            <text:p>-51.7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-0.104" calcext:value-type="float">
            <text:p>-0.10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52" calcext:value-type="float">
            <text:p>-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52.128" calcext:value-type="float">
            <text:p>-52.1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2.1" calcext:value-type="float">
            <text:p>-52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-0.4" calcext:value-type="float">
            <text:p>-0.4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52.27" calcext:value-type="float">
            <text:p>-52.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0.439" calcext:value-type="float">
            <text:p>-0.439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52.5" calcext:value-type="float">
            <text:p>-52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6" calcext:value-type="float">
            <text:p>-0.6</text:p>
          </table:table-cell>
          <table:table-cell office:value-type="float" office:value="-0.582" calcext:value-type="float">
            <text:p>-0.58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52.8" calcext:value-type="float">
            <text:p>-52.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7" calcext:value-type="float">
            <text:p>-0.7</text:p>
          </table:table-cell>
          <table:table-cell office:value-type="float" office:value="-0.6878" calcext:value-type="float">
            <text:p>-0.6878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-53" calcext:value-type="float">
            <text:p>-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1.005" calcext:value-type="float">
            <text:p>-1.00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53.89" calcext:value-type="float">
            <text:p>-53.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.1" calcext:value-type="float">
            <text:p>-1.1</text:p>
          </table:table-cell>
          <table:table-cell office:value-type="float" office:value="-1.1369" calcext:value-type="float">
            <text:p>-1.13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1.5" calcext:value-type="float">
            <text:p>-1.5</text:p>
          </table:table-cell>
          <table:table-cell office:value-type="float" office:value="-1.6216" calcext:value-type="float">
            <text:p>-1.6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2.28" calcext:value-type="float">
            <text:p>-2.28</text:p>
          </table:table-cell>
          <table:table-cell table:number-columns-repeated="19"/>
        </table:table-row>
        <table:table-row table:style-name="ro1" table:number-rows-repeated="3">
          <table:table-cell table:number-columns-repeated="22"/>
        </table:table-row>
        <table:table-row table:style-name="ro4">
          <table:table-cell office:value-type="string" calcext:value-type="string">
            <text:p>(2iii)</text:p>
          </table:table-cell>
          <table:table-cell office:value-type="string" calcext:value-type="string">
            <text:p>磁場0T</text:p>
          </table:table-cell>
          <table:table-cell office:value-type="string" calcext:value-type="string">
            <text:p>磁場0T / 0A / 0V </text:p>
          </table:table-cell>
          <table:table-cell/>
          <table:table-cell office:value-type="string" calcext:value-type="string">
            <text:p>磁場0.063T</text:p>
          </table:table-cell>
          <table:table-cell office:value-type="string" calcext:value-type="string">
            <text:p>磁場0.063T / 0.5A /18.69V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V(V)</text:p>
          </table:table-cell>
          <table:table-cell office:value-type="string" calcext:value-type="string">
            <text:p>(mA)</text:p>
          </table:table-cell>
          <table:table-cell/>
          <table:table-cell office:value-type="string" calcext:value-type="string">
            <text:p>V(V)</text:p>
          </table:table-cell>
          <table:table-cell office:value-type="string" calcext:value-type="string">
            <text:p>(mA)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-1.05" calcext:value-type="float">
            <text:p>-1.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-1.05" calcext:value-type="float">
            <text:p>-1.05</text:p>
          </table:table-cell>
          <table:table-cell table:number-columns-repeated="6"/>
          <table:table-cell office:value-type="string" calcext:value-type="string">
            <text:p>1/R (S)</text:p>
          </table:table-cell>
          <table:table-cell office:value-type="string" calcext:value-type="string">
            <text:p>S (m^2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Σ (S/m)</text:p>
          </table:table-cell>
          <table:table-cell office:value-type="string" calcext:value-type="string">
            <text:p>5/8室温(K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01611" calcext:value-type="float">
            <text:p>-0.01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23" calcext:value-type="float">
            <text:p>-0.0123</text:p>
          </table:table-cell>
          <table:table-cell table:number-columns-repeated="3"/>
          <table:table-cell table:formula="of:=38*10^(-3)" office:value-type="float" office:value="0.038" calcext:value-type="float">
            <text:p>0.038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J78]*[.L78]/[.K78]" office:value-type="float" office:value="325.714285714286" calcext:value-type="float">
            <text:p>325.7142857143</text:p>
          </table:table-cell>
          <table:table-cell table:formula="of:=25.5+273.15" office:value-type="float" office:value="298.65" calcext:value-type="float">
            <text:p>298.65</text:p>
          </table:table-cell>
          <table:table-cell office:value-type="float" office:value="0.00108" calcext:value-type="float">
            <text:p>0.00108</text:p>
          </table:table-cell>
          <table:table-cell table:formula="of:=1/([.J82]*[.O78])" office:value-type="float" office:value="5.77917511944423E+021" calcext:value-type="float">
            <text:p>5.77917511944423E+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385" calcext:value-type="float">
            <text:p>0.38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385" calcext:value-type="float">
            <text:p>0.3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7698" calcext:value-type="float">
            <text:p>0.76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1.0499" calcext:value-type="float">
            <text:p>1.049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.1678" calcext:value-type="float">
            <text:p>1.1678</text:p>
          </table:table-cell>
          <table:table-cell table:number-columns-repeated="3"/>
          <table:table-cell office:value-type="string" calcext:value-type="string">
            <text:p>素電荷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office:value-type="float" office:value="1.5536" calcext:value-type="float">
            <text:p>1.5536</text:p>
          </table:table-cell>
          <table:table-cell table:number-columns-repeated="3"/>
          <table:table-cell table:style-name="ce1" table:formula="of:=1.60217662*10^(-19)" office:value-type="float" office:value="1.60217662E-019" calcext:value-type="float">
            <text:p>1.60217662E-19</text:p>
          </table:table-cell>
          <table:table-cell/>
          <table:table-cell office:value-type="string" calcext:value-type="string">
            <text:p>移動度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1.9378" calcext:value-type="float">
            <text:p>1.9378</text:p>
          </table:table-cell>
          <table:table-cell table:number-columns-repeated="5"/>
          <table:table-cell table:formula="of:=[.M78]*[.L132]" office:value-type="float" office:value="0.352058823529412" calcext:value-type="float">
            <text:p>0.35205882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2.335" calcext:value-type="float">
            <text:p>2.33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2.3366" calcext:value-type="float">
            <text:p>2.33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2.7209" calcext:value-type="float">
            <text:p>2.720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2.7213" calcext:value-type="float">
            <text:p>2.72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3.1054" calcext:value-type="float">
            <text:p>3.105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3.104" calcext:value-type="float">
            <text:p>3.1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3.5027" calcext:value-type="float">
            <text:p>3.502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3.5033" calcext:value-type="float">
            <text:p>3.50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3.886" calcext:value-type="float">
            <text:p>3.88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8863" calcext:value-type="float">
            <text:p>3.88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2841" calcext:value-type="float">
            <text:p>4.284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4.283" calcext:value-type="float">
            <text:p>4.2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7.7723" calcext:value-type="float">
            <text:p>7.772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7.767" calcext:value-type="float">
            <text:p>7.7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9.6815" calcext:value-type="float">
            <text:p>9.681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9.997" calcext:value-type="float">
            <text:p>9.997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(2iv)</text:p>
          </table:table-cell>
          <table:table-cell table:number-columns-repeated="21"/>
        </table:table-row>
        <table:table-row table:style-name="ro1" table:number-rows-repeated="35">
          <table:table-cell table:number-columns-repeated="22"/>
        </table:table-row>
        <table:table-row table:style-name="ro3">
          <table:table-cell table:number-columns-repeated="2"/>
          <table:table-cell office:value-type="string" calcext:value-type="string">
            <text:p>電流Jx (A)</text:p>
          </table:table-cell>
          <table:table-cell office:value-type="string" calcext:value-type="string">
            <text:p>電流密度(A/m^2)</text:p>
          </table:table-cell>
          <table:table-cell office:value-type="string" calcext:value-type="string">
            <text:p>I_coil (A)</text:p>
          </table:table-cell>
          <table:table-cell/>
          <table:table-cell office:value-type="string" calcext:value-type="string">
            <text:p><text:s/>Bz (T)</text:p>
          </table:table-cell>
          <table:table-cell office:value-type="string" calcext:value-type="string">
            <text:p>V_H (V)</text:p>
          </table:table-cell>
          <table:table-cell table:number-columns-repeated="2"/>
          <table:table-cell office:value-type="string" calcext:value-type="string">
            <text:p>Ey (V/m)</text:p>
          </table:table-cell>
          <table:table-cell office:value-type="string" calcext:value-type="string">
            <text:p>R_H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0.5*10^(-3)" office:value-type="float" office:value="0.0005" calcext:value-type="float">
            <text:p>0.0005</text:p>
          </table:table-cell>
          <table:table-cell table:formula="of:=[.C131]/(0.35*2*10^(-6))" office:value-type="float" office:value="714.285714285714" calcext:value-type="float">
            <text:p>714.285714285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I131]-[.J131])*(10^(-3))/2" office:value-type="float" office:value="0.0000955" calcext:value-type="float">
            <text:p>0.0000955</text:p>
          </table:table-cell>
          <table:table-cell office:value-type="float" office:value="0.3" calcext:value-type="float">
            <text:p>0.3</text:p>
          </table:table-cell>
          <table:table-cell office:value-type="float" office:value="0.109" calcext:value-type="float">
            <text:p>0.109</text:p>
          </table:table-cell>
          <table:table-cell table:formula="of:=[.H131]/(2*10^(-3))" office:value-type="float" office:value="0.04775" calcext:value-type="float">
            <text:p>0.04775</text:p>
          </table:table-cell>
          <table:table-cell table:formula="of:=[.K131]/([.D131]*[.G131])" office:value-type="float" office:value="0.00106111111111111" calcext:value-type="float">
            <text:p>0.00106111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[.C132]/(0.35*2*10^(-6))" office:value-type="float" office:value="142.857142857143" calcext:value-type="float">
            <text:p>142.857142857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102" calcext:value-type="float">
            <text:p>0.102</text:p>
          </table:table-cell>
          <table:table-cell table:formula="of:=([.I132]-[.J132])*(10^(-3))/2" office:value-type="float" office:value="0.0000315" calcext:value-type="float">
            <text:p>0.0000315</text:p>
          </table:table-cell>
          <table:table-cell office:value-type="float" office:value="0.262" calcext:value-type="float">
            <text:p>0.262</text:p>
          </table:table-cell>
          <table:table-cell office:value-type="float" office:value="0.199" calcext:value-type="float">
            <text:p>0.199</text:p>
          </table:table-cell>
          <table:table-cell table:formula="of:=[.H132]/(2*10^(-3))" office:value-type="float" office:value="0.01575" calcext:value-type="float">
            <text:p>0.01575</text:p>
          </table:table-cell>
          <table:table-cell table:formula="of:=[.K132]/([.D132]*[.G132])" office:value-type="float" office:value="0.00108088235294118" calcext:value-type="float">
            <text:p>0.00108088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[.C133]/(0.35*2*10^(-6))" office:value-type="float" office:value="142.857142857143" calcext:value-type="float">
            <text:p>142.857142857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051" calcext:value-type="float">
            <text:p>0.051</text:p>
          </table:table-cell>
          <table:table-cell table:formula="of:=([.I133]-[.J133])*(10^(-3))/2" office:value-type="float" office:value="0.000017" calcext:value-type="float">
            <text:p>0.00001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3" calcext:value-type="float">
            <text:p>0.213</text:p>
          </table:table-cell>
          <table:table-cell table:formula="of:=[.H133]/(2*10^(-3))" office:value-type="float" office:value="0.0085" calcext:value-type="float">
            <text:p>0.0085</text:p>
          </table:table-cell>
          <table:table-cell table:formula="of:=[.K133]/([.D133]*[.G133])" office:value-type="float" office:value="0.00116666666666667" calcext:value-type="float">
            <text:p>0.0011666667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3">
          <table:table-cell office:value-type="string" calcext:value-type="string">
            <text:p>(3iii)</text:p>
          </table:table-cell>
          <table:table-cell office:value-type="string" calcext:value-type="string">
            <text:p>温度(C゜)</text:p>
          </table:table-cell>
          <table:table-cell/>
          <table:table-cell office:value-type="string" calcext:value-type="string">
            <text:p>電流Jx (mA)</text:p>
          </table:table-cell>
          <table:table-cell office:value-type="string" calcext:value-type="string">
            <text:p>電流密度(A/m^2)</text:p>
          </table:table-cell>
          <table:table-cell office:value-type="string" calcext:value-type="string">
            <text:p>I_coil (A)</text:p>
          </table:table-cell>
          <table:table-cell office:value-type="string" calcext:value-type="string">
            <text:p>V_coil (V)</text:p>
          </table:table-cell>
          <table:table-cell office:value-type="string" calcext:value-type="string">
            <text:p><text:s/>Bz (T)</text:p>
          </table:table-cell>
          <table:table-cell office:value-type="string" calcext:value-type="string">
            <text:p>V_H (V)</text:p>
          </table:table-cell>
          <table:table-cell office:value-type="string" calcext:value-type="string">
            <text:p>V56</text:p>
          </table:table-cell>
          <table:table-cell office:value-type="string" calcext:value-type="string">
            <text:p>V56’</text:p>
          </table:table-cell>
          <table:table-cell office:value-type="string" calcext:value-type="string">
            <text:p>Ey (V/m)</text:p>
          </table:table-cell>
          <table:table-cell office:value-type="string" calcext:value-type="string">
            <text:p>R_H</text:p>
          </table:table-cell>
          <table:table-cell office:value-type="string" calcext:value-type="string">
            <text:p>V34 (mV)</text:p>
          </table:table-cell>
          <table:table-cell office:value-type="string" calcext:value-type="string">
            <text:p>I34(12) (mA)</text:p>
          </table:table-cell>
          <table:table-cell office:value-type="string" calcext:value-type="string">
            <text:p>1/R (S)</text:p>
          </table:table-cell>
          <table:table-cell office:value-type="string" calcext:value-type="string">
            <text:p>S (m^2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Σ (S/m)</text:p>
          </table:table-cell>
          <table:table-cell office:value-type="string" calcext:value-type="string">
            <text:p>Μ (m^2/(Vs))</text:p>
          </table:table-cell>
          <table:table-cell office:value-type="string" calcext:value-type="string">
            <text:p>素電荷 (C)</text:p>
          </table:table-cell>
          <table:table-cell office:value-type="string" calcext:value-type="string">
            <text:p>n </text:p>
          </table:table-cell>
        </table:table-row>
        <table:table-row table:style-name="ro1">
          <table:table-cell/>
          <table:table-cell office:value-type="float" office:value="-189.2" calcext:value-type="float">
            <text:p>-189.2</text:p>
          </table:table-cell>
          <table:table-cell table:formula="of:=[.B137]+273.15" office:value-type="float" office:value="83.95" calcext:value-type="float">
            <text:p>83.95</text:p>
          </table:table-cell>
          <table:table-cell/>
          <table:table-cell table:formula="of:=[.D137]*10^(-3)/(0.35*2*10^(-6))" office:value-type="float" office:value="0" calcext:value-type="float">
            <text:p>0</text:p>
          </table:table-cell>
          <table:table-cell table:number-columns-repeated="3"/>
          <table:table-cell table:formula="of:=([.J137]-[.K137])*(10^(-3))/2" office:value-type="float" office:value="0" calcext:value-type="float">
            <text:p>0</text:p>
          </table:table-cell>
          <table:table-cell table:number-columns-repeated="2"/>
          <table:table-cell table:formula="of:=[.I137]/(2*10^(-3))" office:value-type="float" office:value="0" calcext:value-type="float">
            <text:p>0</text:p>
          </table:table-cell>
          <table:table-cell table:formula="of:=[.L137]/([.E137]*[.H137])" office:value-type="string" office:string-value="" calcext:value-type="error">
            <text:p>#DIV/0!</text:p>
          </table:table-cell>
          <table:table-cell office:value-type="float" office:value="5.548" calcext:value-type="float">
            <text:p>5.548</text:p>
          </table:table-cell>
          <table:table-cell office:value-type="float" office:value="0.8" calcext:value-type="float">
            <text:p>0.8</text:p>
          </table:table-cell>
          <table:table-cell table:formula="of:=[.O137]/[.N137]" office:value-type="float" office:value="0.144196106705119" calcext:value-type="float">
            <text:p>0.144196106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37]*[.R137]/[.Q137]" office:value-type="float" office:value="1235.96662890102" calcext:value-type="float">
            <text:p>1235.966628901</text:p>
          </table:table-cell>
          <table:table-cell table:formula="of:=[.S137]*[.M137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37]*[.M13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-191.6" calcext:value-type="float">
            <text:p>-191.6</text:p>
          </table:table-cell>
          <table:table-cell table:formula="of:=[.B138]+273.15" office:value-type="float" office:value="81.55" calcext:value-type="float">
            <text:p>81.55</text:p>
          </table:table-cell>
          <table:table-cell/>
          <table:table-cell table:formula="of:=[.D138]*10^(-3)/(0.35*2*10^(-6))" office:value-type="float" office:value="0" calcext:value-type="float">
            <text:p>0</text:p>
          </table:table-cell>
          <table:table-cell table:number-columns-repeated="3"/>
          <table:table-cell table:formula="of:=([.J138]-[.K138])*(10^(-3))/2" office:value-type="float" office:value="0" calcext:value-type="float">
            <text:p>0</text:p>
          </table:table-cell>
          <table:table-cell table:number-columns-repeated="2"/>
          <table:table-cell table:formula="of:=[.I138]/(2*10^(-3))" office:value-type="float" office:value="0" calcext:value-type="float">
            <text:p>0</text:p>
          </table:table-cell>
          <table:table-cell table:formula="of:=[.L138]/([.E138]*[.H138])" office:value-type="string" office:string-value="" calcext:value-type="error">
            <text:p>#DIV/0!</text:p>
          </table:table-cell>
          <table:table-cell office:value-type="float" office:value="5.515" calcext:value-type="float">
            <text:p>5.515</text:p>
          </table:table-cell>
          <table:table-cell office:value-type="float" office:value="0.8" calcext:value-type="float">
            <text:p>0.8</text:p>
          </table:table-cell>
          <table:table-cell table:formula="of:=[.O138]/[.N138]" office:value-type="float" office:value="0.14505893019039" calcext:value-type="float">
            <text:p>0.1450589302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38]*[.R138]/[.Q138]" office:value-type="float" office:value="1243.36225877477" calcext:value-type="float">
            <text:p>1243.3622587748</text:p>
          </table:table-cell>
          <table:table-cell table:formula="of:=[.S138]*[.M138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38]*[.M1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39]+273.15" office:value-type="float" office:value="273.15" calcext:value-type="float">
            <text:p>273.15</text:p>
          </table:table-cell>
          <table:table-cell/>
          <table:table-cell table:formula="of:=[.D139]*10^(-3)/(0.35*2*10^(-6))" office:value-type="float" office:value="0" calcext:value-type="float">
            <text:p>0</text:p>
          </table:table-cell>
          <table:table-cell table:number-columns-repeated="3"/>
          <table:table-cell table:formula="of:=([.J139]-[.K139])*(10^(-3))/2" office:value-type="float" office:value="0" calcext:value-type="float">
            <text:p>0</text:p>
          </table:table-cell>
          <table:table-cell table:number-columns-repeated="2"/>
          <table:table-cell table:formula="of:=[.I139]/(2*10^(-3))" office:value-type="float" office:value="0" calcext:value-type="float">
            <text:p>0</text:p>
          </table:table-cell>
          <table:table-cell table:formula="of:=[.L139]/([.E139]*[.H139])" office:value-type="string" office:string-value="" calcext:value-type="error">
            <text:p>#DIV/0!</text:p>
          </table:table-cell>
          <table:table-cell office:value-type="float" office:value="6.838" calcext:value-type="float">
            <text:p>6.838</text:p>
          </table:table-cell>
          <table:table-cell office:value-type="float" office:value="1" calcext:value-type="float">
            <text:p>1</text:p>
          </table:table-cell>
          <table:table-cell table:formula="of:=[.O139]/[.N139]" office:value-type="float" office:value="0.146241591108511" calcext:value-type="float">
            <text:p>0.1462415911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39]*[.R139]/[.Q139]" office:value-type="float" office:value="1253.49935235867" calcext:value-type="float">
            <text:p>1253.4993523587</text:p>
          </table:table-cell>
          <table:table-cell table:formula="of:=[.S139]*[.M139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39]*[.M1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40]+273.15" office:value-type="float" office:value="273.15" calcext:value-type="float">
            <text:p>273.15</text:p>
          </table:table-cell>
          <table:table-cell/>
          <table:table-cell table:formula="of:=[.D140]*10^(-3)/(0.35*2*10^(-6))" office:value-type="float" office:value="0" calcext:value-type="float">
            <text:p>0</text:p>
          </table:table-cell>
          <table:table-cell table:number-columns-repeated="3"/>
          <table:table-cell table:formula="of:=([.J140]-[.K140])*(10^(-3))/2" office:value-type="float" office:value="0" calcext:value-type="float">
            <text:p>0</text:p>
          </table:table-cell>
          <table:table-cell table:number-columns-repeated="2"/>
          <table:table-cell table:formula="of:=[.I140]/(2*10^(-3))" office:value-type="float" office:value="0" calcext:value-type="float">
            <text:p>0</text:p>
          </table:table-cell>
          <table:table-cell table:formula="of:=[.L140]/([.E140]*[.H140])" office:value-type="string" office:string-value="" calcext:value-type="error">
            <text:p>#DIV/0!</text:p>
          </table:table-cell>
          <table:table-cell office:value-type="float" office:value="13.462" calcext:value-type="float">
            <text:p>13.462</text:p>
          </table:table-cell>
          <table:table-cell office:value-type="float" office:value="2" calcext:value-type="float">
            <text:p>2</text:p>
          </table:table-cell>
          <table:table-cell table:formula="of:=[.O140]/[.N140]" office:value-type="float" office:value="0.148566334868519" calcext:value-type="float">
            <text:p>0.1485663349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0]*[.R140]/[.Q140]" office:value-type="float" office:value="1273.42572744445" calcext:value-type="float">
            <text:p>1273.4257274445</text:p>
          </table:table-cell>
          <table:table-cell table:formula="of:=[.S140]*[.M140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0]*[.M1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41]+273.15" office:value-type="float" office:value="273.15" calcext:value-type="float">
            <text:p>273.15</text:p>
          </table:table-cell>
          <table:table-cell/>
          <table:table-cell table:formula="of:=[.D141]*10^(-3)/(0.35*2*10^(-6))" office:value-type="float" office:value="0" calcext:value-type="float">
            <text:p>0</text:p>
          </table:table-cell>
          <table:table-cell table:number-columns-repeated="3"/>
          <table:table-cell table:formula="of:=([.J141]-[.K141])*(10^(-3))/2" office:value-type="float" office:value="0" calcext:value-type="float">
            <text:p>0</text:p>
          </table:table-cell>
          <table:table-cell table:number-columns-repeated="2"/>
          <table:table-cell table:formula="of:=[.I141]/(2*10^(-3))" office:value-type="float" office:value="0" calcext:value-type="float">
            <text:p>0</text:p>
          </table:table-cell>
          <table:table-cell table:formula="of:=[.L141]/([.E141]*[.H141])" office:value-type="string" office:string-value="" calcext:value-type="error">
            <text:p>#DIV/0!</text:p>
          </table:table-cell>
          <table:table-cell office:value-type="float" office:value="26.713" calcext:value-type="float">
            <text:p>26.713</text:p>
          </table:table-cell>
          <table:table-cell office:value-type="float" office:value="4" calcext:value-type="float">
            <text:p>4</text:p>
          </table:table-cell>
          <table:table-cell table:formula="of:=[.O141]/[.N141]" office:value-type="float" office:value="0.1497398270505" calcext:value-type="float">
            <text:p>0.1497398271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1]*[.R141]/[.Q141]" office:value-type="float" office:value="1283.48423186143" calcext:value-type="float">
            <text:p>1283.4842318614</text:p>
          </table:table-cell>
          <table:table-cell table:formula="of:=[.S141]*[.M141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1]*[.M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42]+273.15" office:value-type="float" office:value="273.15" calcext:value-type="float">
            <text:p>273.15</text:p>
          </table:table-cell>
          <table:table-cell/>
          <table:table-cell table:formula="of:=[.D142]*10^(-3)/(0.35*2*10^(-6))" office:value-type="float" office:value="0" calcext:value-type="float">
            <text:p>0</text:p>
          </table:table-cell>
          <table:table-cell table:number-columns-repeated="3"/>
          <table:table-cell table:formula="of:=([.J142]-[.K142])*(10^(-3))/2" office:value-type="float" office:value="0" calcext:value-type="float">
            <text:p>0</text:p>
          </table:table-cell>
          <table:table-cell table:number-columns-repeated="2"/>
          <table:table-cell table:formula="of:=[.I142]/(2*10^(-3))" office:value-type="float" office:value="0" calcext:value-type="float">
            <text:p>0</text:p>
          </table:table-cell>
          <table:table-cell table:formula="of:=[.L142]/([.E142]*[.H142])" office:value-type="string" office:string-value="" calcext:value-type="error">
            <text:p>#DIV/0!</text:p>
          </table:table-cell>
          <table:table-cell office:value-type="float" office:value="66.633" calcext:value-type="float">
            <text:p>66.633</text:p>
          </table:table-cell>
          <table:table-cell office:value-type="float" office:value="10" calcext:value-type="float">
            <text:p>10</text:p>
          </table:table-cell>
          <table:table-cell table:formula="of:=[.O142]/[.N142]" office:value-type="float" office:value="0.150075788273078" calcext:value-type="float">
            <text:p>0.1500757883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2]*[.R142]/[.Q142]" office:value-type="float" office:value="1286.36389948353" calcext:value-type="float">
            <text:p>1286.3638994835</text:p>
          </table:table-cell>
          <table:table-cell table:formula="of:=[.S142]*[.M142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2]*[.M14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-191.9" calcext:value-type="float">
            <text:p>-191.9</text:p>
          </table:table-cell>
          <table:table-cell table:formula="of:=[.B143]+273.15" office:value-type="float" office:value="81.25" calcext:value-type="float">
            <text:p>81.25</text:p>
          </table:table-cell>
          <table:table-cell/>
          <table:table-cell table:formula="of:=[.D143]*10^(-3)/(0.35*2*10^(-6))" office:value-type="float" office:value="0" calcext:value-type="float">
            <text:p>0</text:p>
          </table:table-cell>
          <table:table-cell table:number-columns-repeated="3"/>
          <table:table-cell table:formula="of:=([.J143]-[.K143])*(10^(-3))/2" office:value-type="float" office:value="0" calcext:value-type="float">
            <text:p>0</text:p>
          </table:table-cell>
          <table:table-cell table:number-columns-repeated="2"/>
          <table:table-cell table:formula="of:=[.I143]/(2*10^(-3))" office:value-type="float" office:value="0" calcext:value-type="float">
            <text:p>0</text:p>
          </table:table-cell>
          <table:table-cell table:formula="of:=[.L143]/([.E143]*[.H143])" office:value-type="string" office:string-value="" calcext:value-type="error">
            <text:p>#DIV/0!</text:p>
          </table:table-cell>
          <table:table-cell office:value-type="float" office:value="53.29" calcext:value-type="float">
            <text:p>53.29</text:p>
          </table:table-cell>
          <table:table-cell office:value-type="float" office:value="8" calcext:value-type="float">
            <text:p>8</text:p>
          </table:table-cell>
          <table:table-cell table:formula="of:=[.O143]/[.N143]" office:value-type="float" office:value="0.150121974103959" calcext:value-type="float">
            <text:p>0.1501219741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3]*[.R143]/[.Q143]" office:value-type="float" office:value="1286.75977803394" calcext:value-type="float">
            <text:p>1286.7597780339</text:p>
          </table:table-cell>
          <table:table-cell table:formula="of:=[.S143]*[.M143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3]*[.M14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ヒータ 電圧(V)</text:p>
          </table:table-cell>
          <table:table-cell/>
          <table:table-cell table:formula="of:=[.B144]+273.15" office:value-type="float" office:value="273.15" calcext:value-type="float">
            <text:p>273.15</text:p>
          </table:table-cell>
          <table:table-cell/>
          <table:table-cell table:formula="of:=[.D144]*10^(-3)/(0.35*2*10^(-6))" office:value-type="float" office:value="0" calcext:value-type="float">
            <text:p>0</text:p>
          </table:table-cell>
          <table:table-cell table:number-columns-repeated="3"/>
          <table:table-cell table:formula="of:=([.J144]-[.K144])*(10^(-3))/2" office:value-type="float" office:value="0" calcext:value-type="float">
            <text:p>0</text:p>
          </table:table-cell>
          <table:table-cell table:number-columns-repeated="2"/>
          <table:table-cell table:formula="of:=[.I144]/(2*10^(-3))" office:value-type="float" office:value="0" calcext:value-type="float">
            <text:p>0</text:p>
          </table:table-cell>
          <table:table-cell table:formula="of:=[.L144]/([.E144]*[.H144])" office:value-type="string" office:string-value="" calcext:value-type="error">
            <text:p>#DIV/0!</text:p>
          </table:table-cell>
          <table:table-cell office:value-type="float" office:value="33.346" calcext:value-type="float">
            <text:p>33.346</text:p>
          </table:table-cell>
          <table:table-cell office:value-type="float" office:value="5" calcext:value-type="float">
            <text:p>5</text:p>
          </table:table-cell>
          <table:table-cell table:formula="of:=[.O144]/[.N144]" office:value-type="float" office:value="0.149943021651772" calcext:value-type="float">
            <text:p>0.149943021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4]*[.R144]/[.Q144]" office:value-type="float" office:value="1285.22589987233" calcext:value-type="float">
            <text:p>1285.2258998723</text:p>
          </table:table-cell>
          <table:table-cell table:formula="of:=[.S144]*[.M144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4]*[.M1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B145]+273.15" office:value-type="float" office:value="273.15" calcext:value-type="float">
            <text:p>273.15</text:p>
          </table:table-cell>
          <table:table-cell office:value-type="float" office:value="5" calcext:value-type="float">
            <text:p>5</text:p>
          </table:table-cell>
          <table:table-cell table:formula="of:=[.D145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  <table:table-cell office:value-type="float" office:value="0.063" calcext:value-type="float">
            <text:p>0.063</text:p>
          </table:table-cell>
          <table:table-cell table:formula="of:=([.J145]-[.K145])*(10^(-3))/2" office:value-type="float" office:value="0.00107" calcext:value-type="float">
            <text:p>0.00107</text:p>
          </table:table-cell>
          <table:table-cell office:value-type="float" office:value="1.209" calcext:value-type="float">
            <text:p>1.209</text:p>
          </table:table-cell>
          <table:table-cell office:value-type="float" office:value="-0.931" calcext:value-type="float">
            <text:p>-0.931</text:p>
          </table:table-cell>
          <table:table-cell table:formula="of:=[.I145]/(2*10^(-3))" office:value-type="float" office:value="0.535" calcext:value-type="float">
            <text:p>0.535</text:p>
          </table:table-cell>
          <table:table-cell table:formula="of:=[.L145]/([.E145]*[.H145])" office:value-type="float" office:value="0.00118888888888889" calcext:value-type="float">
            <text:p>0.0011888889</text:p>
          </table:table-cell>
          <table:table-cell/>
          <table:table-cell table:formula="of:=[.D145]" office:value-type="float" office:value="5" calcext:value-type="float">
            <text:p>5</text:p>
          </table:table-cell>
          <table:table-cell table:formula="of:=[.O145]/[.N145]" office:value-type="string" office:string-value="" calcext:value-type="error">
            <text:p>#DIV/0!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5]*[.R145]/[.Q145]" office:value-type="string" office:string-value="" calcext:value-type="error">
            <text:p>#DIV/0!</text:p>
          </table:table-cell>
          <table:table-cell table:formula="of:=[.S145]*[.M145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5]*[.M145])" office:value-type="float" office:value="5.24986749168205E+021" calcext:value-type="float">
            <text:p>5.24986749168205E+021</text:p>
          </table:table-cell>
        </table:table-row>
        <table:table-row table:style-name="ro1">
          <table:table-cell table:number-columns-repeated="2"/>
          <table:table-cell table:formula="of:=[.B146]+273.15" office:value-type="float" office:value="273.15" calcext:value-type="float">
            <text:p>273.15</text:p>
          </table:table-cell>
          <table:table-cell office:value-type="float" office:value="5" calcext:value-type="float">
            <text:p>5</text:p>
          </table:table-cell>
          <table:table-cell table:formula="of:=[.D146]*10^(-3)/(0.35*2*10^(-6))" office:value-type="float" office:value="7142.85714285714" calcext:value-type="float">
            <text:p>7142.857142857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102" calcext:value-type="float">
            <text:p>0.102</text:p>
          </table:table-cell>
          <table:table-cell table:formula="of:=([.J146]-[.K146])*(10^(-3))/2" office:value-type="float" office:value="0.0017005" calcext:value-type="float">
            <text:p>0.0017005</text:p>
          </table:table-cell>
          <table:table-cell office:value-type="float" office:value="1.822" calcext:value-type="float">
            <text:p>1.822</text:p>
          </table:table-cell>
          <table:table-cell office:value-type="float" office:value="-1.579" calcext:value-type="float">
            <text:p>-1.579</text:p>
          </table:table-cell>
          <table:table-cell table:formula="of:=[.I146]/(2*10^(-3))" office:value-type="float" office:value="0.85025" calcext:value-type="float">
            <text:p>0.85025</text:p>
          </table:table-cell>
          <table:table-cell table:formula="of:=[.L146]/([.E146]*[.H146])" office:value-type="float" office:value="0.00116700980392157" calcext:value-type="float">
            <text:p>0.0011670098</text:p>
          </table:table-cell>
          <table:table-cell/>
          <table:table-cell table:formula="of:=[.D146]" office:value-type="float" office:value="5" calcext:value-type="float">
            <text:p>5</text:p>
          </table:table-cell>
          <table:table-cell table:formula="of:=[.O146]/[.N146]" office:value-type="string" office:string-value="" calcext:value-type="error">
            <text:p>#DIV/0!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6]*[.R146]/[.Q146]" office:value-type="string" office:string-value="" calcext:value-type="error">
            <text:p>#DIV/0!</text:p>
          </table:table-cell>
          <table:table-cell table:formula="of:=[.S146]*[.M146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6]*[.M146])" office:value-type="float" office:value="5.34829194067272E+021" calcext:value-type="float">
            <text:p>5.34829194067272E+021</text:p>
          </table:table-cell>
        </table:table-row>
        <table:table-row table:style-name="ro1">
          <table:table-cell/>
          <table:table-cell office:value-type="float" office:value="-191.9" calcext:value-type="float">
            <text:p>-191.9</text:p>
          </table:table-cell>
          <table:table-cell table:formula="of:=[.B147]+273.15" office:value-type="float" office:value="81.25" calcext:value-type="float">
            <text:p>81.25</text:p>
          </table:table-cell>
          <table:table-cell office:value-type="float" office:value="5" calcext:value-type="float">
            <text:p>5</text:p>
          </table:table-cell>
          <table:table-cell table:formula="of:=[.D147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  <table:table-cell office:value-type="float" office:value="0.063" calcext:value-type="float">
            <text:p>0.063</text:p>
          </table:table-cell>
          <table:table-cell table:formula="of:=([.J147]-[.K147])*(10^(-3))/2" office:value-type="float" office:value="0.00107" calcext:value-type="float">
            <text:p>0.00107</text:p>
          </table:table-cell>
          <table:table-cell office:value-type="float" office:value="1.209" calcext:value-type="float">
            <text:p>1.209</text:p>
          </table:table-cell>
          <table:table-cell office:value-type="float" office:value="-0.931" calcext:value-type="float">
            <text:p>-0.931</text:p>
          </table:table-cell>
          <table:table-cell table:formula="of:=[.I147]/(2*10^(-3))" office:value-type="float" office:value="0.535" calcext:value-type="float">
            <text:p>0.535</text:p>
          </table:table-cell>
          <table:table-cell table:formula="of:=[.L147]/([.E147]*[.H147])" office:value-type="float" office:value="0.00118888888888889" calcext:value-type="float">
            <text:p>0.0011888889</text:p>
          </table:table-cell>
          <table:table-cell office:value-type="float" office:value="33.346" calcext:value-type="float">
            <text:p>33.346</text:p>
          </table:table-cell>
          <table:table-cell office:value-type="float" office:value="5" calcext:value-type="float">
            <text:p>5</text:p>
          </table:table-cell>
          <table:table-cell table:formula="of:=[.O147]/[.N147]" office:value-type="float" office:value="0.149943021651772" calcext:value-type="float">
            <text:p>0.149943021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7]*[.R147]/[.Q147]" office:value-type="float" office:value="1285.22589987233" calcext:value-type="float">
            <text:p>1285.2258998723</text:p>
          </table:table-cell>
          <table:table-cell table:formula="of:=[.S147]*[.M147]" office:value-type="float" office:value="1.52799079207044" calcext:value-type="float">
            <text:p>1.5279907921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7]*[.M147])" office:value-type="float" office:value="5.24986749168205E+021" calcext:value-type="float">
            <text:p>5.24986749168205E+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80" calcext:value-type="float">
            <text:p>-180</text:p>
          </table:table-cell>
          <table:table-cell table:formula="of:=[.B148]+273.15" office:value-type="float" office:value="93.15" calcext:value-type="float">
            <text:p>93.15</text:p>
          </table:table-cell>
          <table:table-cell office:value-type="float" office:value="5" calcext:value-type="float">
            <text:p>5</text:p>
          </table:table-cell>
          <table:table-cell table:formula="of:=[.D148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48]-[.K148])*(10^(-3))/2" office:value-type="float" office:value="0.00104" calcext:value-type="float">
            <text:p>0.00104</text:p>
          </table:table-cell>
          <table:table-cell office:value-type="float" office:value="1.2" calcext:value-type="float">
            <text:p>1.2</text:p>
          </table:table-cell>
          <table:table-cell office:value-type="float" office:value="-0.88" calcext:value-type="float">
            <text:p>-0.88</text:p>
          </table:table-cell>
          <table:table-cell table:formula="of:=[.I148]/(2*10^(-3))" office:value-type="float" office:value="0.52" calcext:value-type="float">
            <text:p>0.52</text:p>
          </table:table-cell>
          <table:table-cell table:formula="of:=[.L148]/([.E148]*[.H148])" office:value-type="float" office:value="0.00115555555555556" calcext:value-type="float">
            <text:p>0.0011555556</text:p>
          </table:table-cell>
          <table:table-cell office:value-type="float" office:value="34.01" calcext:value-type="float">
            <text:p>34.01</text:p>
          </table:table-cell>
          <table:table-cell table:formula="of:=[.D148]" office:value-type="float" office:value="5" calcext:value-type="float">
            <text:p>5</text:p>
          </table:table-cell>
          <table:table-cell table:formula="of:=[.O148]/[.N148]" office:value-type="float" office:value="0.147015583651867" calcext:value-type="float">
            <text:p>0.147015583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8]*[.R148]/[.Q148]" office:value-type="float" office:value="1260.13357415886" calcext:value-type="float">
            <text:p>1260.1335741589</text:p>
          </table:table-cell>
          <table:table-cell table:formula="of:=[.S148]*[.M148]" office:value-type="float" office:value="1.45615435236135" calcext:value-type="float">
            <text:p>1.4561543524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8]*[.M148])" office:value-type="float" office:value="5.40130597701903E+021" calcext:value-type="float">
            <text:p>5.40130597701903E+021</text:p>
          </table:table-cell>
        </table:table-row>
        <table:table-row table:style-name="ro1">
          <table:table-cell/>
          <table:table-cell office:value-type="float" office:value="-160" calcext:value-type="float">
            <text:p>-160</text:p>
          </table:table-cell>
          <table:table-cell table:formula="of:=[.B149]+273.15" office:value-type="float" office:value="113.15" calcext:value-type="float">
            <text:p>113.15</text:p>
          </table:table-cell>
          <table:table-cell office:value-type="float" office:value="5" calcext:value-type="float">
            <text:p>5</text:p>
          </table:table-cell>
          <table:table-cell table:formula="of:=[.D149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49]-[.K149])*(10^(-3))/2" office:value-type="float" office:value="0.00101" calcext:value-type="float">
            <text:p>0.00101</text:p>
          </table:table-cell>
          <table:table-cell office:value-type="float" office:value="1.24" calcext:value-type="float">
            <text:p>1.24</text:p>
          </table:table-cell>
          <table:table-cell office:value-type="float" office:value="-0.78" calcext:value-type="float">
            <text:p>-0.78</text:p>
          </table:table-cell>
          <table:table-cell table:formula="of:=[.I149]/(2*10^(-3))" office:value-type="float" office:value="0.505" calcext:value-type="float">
            <text:p>0.505</text:p>
          </table:table-cell>
          <table:table-cell table:formula="of:=[.L149]/([.E149]*[.H149])" office:value-type="float" office:value="0.00112222222222222" calcext:value-type="float">
            <text:p>0.0011222222</text:p>
          </table:table-cell>
          <table:table-cell office:value-type="float" office:value="35.2" calcext:value-type="float">
            <text:p>35.2</text:p>
          </table:table-cell>
          <table:table-cell table:formula="of:=[.D149]" office:value-type="float" office:value="5" calcext:value-type="float">
            <text:p>5</text:p>
          </table:table-cell>
          <table:table-cell table:formula="of:=[.O149]/[.N149]" office:value-type="float" office:value="0.142045454545455" calcext:value-type="float">
            <text:p>0.1420454545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49]*[.R149]/[.Q149]" office:value-type="float" office:value="1217.53246753247" calcext:value-type="float">
            <text:p>1217.5324675325</text:p>
          </table:table-cell>
          <table:table-cell table:formula="of:=[.S149]*[.M149]" office:value-type="float" office:value="1.36634199134199" calcext:value-type="float">
            <text:p>1.3663419913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49]*[.M149])" office:value-type="float" office:value="5.5617408080196E+021" calcext:value-type="float">
            <text:p>5.5617408080196E+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40" calcext:value-type="float">
            <text:p>-140</text:p>
          </table:table-cell>
          <table:table-cell table:formula="of:=[.B150]+273.15" office:value-type="float" office:value="133.15" calcext:value-type="float">
            <text:p>133.15</text:p>
          </table:table-cell>
          <table:table-cell office:value-type="float" office:value="5" calcext:value-type="float">
            <text:p>5</text:p>
          </table:table-cell>
          <table:table-cell table:formula="of:=[.D150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0]-[.K150])*(10^(-3))/2" office:value-type="float" office:value="0.000988" calcext:value-type="float">
            <text:p>0.000988</text:p>
          </table:table-cell>
          <table:table-cell office:value-type="float" office:value="1.3" calcext:value-type="float">
            <text:p>1.3</text:p>
          </table:table-cell>
          <table:table-cell office:value-type="float" office:value="-0.676" calcext:value-type="float">
            <text:p>-0.676</text:p>
          </table:table-cell>
          <table:table-cell table:formula="of:=[.I150]/(2*10^(-3))" office:value-type="float" office:value="0.494" calcext:value-type="float">
            <text:p>0.494</text:p>
          </table:table-cell>
          <table:table-cell table:formula="of:=[.L150]/([.E150]*[.H150])" office:value-type="float" office:value="0.00109777777777778" calcext:value-type="float">
            <text:p>0.0010977778</text:p>
          </table:table-cell>
          <table:table-cell office:value-type="float" office:value="36.65" calcext:value-type="float">
            <text:p>36.65</text:p>
          </table:table-cell>
          <table:table-cell table:formula="of:=[.D150]" office:value-type="float" office:value="5" calcext:value-type="float">
            <text:p>5</text:p>
          </table:table-cell>
          <table:table-cell table:formula="of:=[.O150]/[.N150]" office:value-type="float" office:value="0.136425648021828" calcext:value-type="float">
            <text:p>0.136425648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0]*[.R150]/[.Q150]" office:value-type="float" office:value="1169.36269732996" calcext:value-type="float">
            <text:p>1169.36269733</text:p>
          </table:table-cell>
          <table:table-cell table:formula="of:=[.S150]*[.M150]" office:value-type="float" office:value="1.28370038329111" calcext:value-type="float">
            <text:p>1.2837003833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0]*[.M150])" office:value-type="float" office:value="5.6855852389674E+021" calcext:value-type="float">
            <text:p>5.6855852389674E+021</text:p>
          </table:table-cell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table:formula="of:=[.B151]+273.15" office:value-type="float" office:value="153.15" calcext:value-type="float">
            <text:p>153.15</text:p>
          </table:table-cell>
          <table:table-cell office:value-type="float" office:value="5" calcext:value-type="float">
            <text:p>5</text:p>
          </table:table-cell>
          <table:table-cell table:formula="of:=[.D151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1]-[.K151])*(10^(-3))/2" office:value-type="float" office:value="0.000975" calcext:value-type="float">
            <text:p>0.000975</text:p>
          </table:table-cell>
          <table:table-cell office:value-type="float" office:value="1.38" calcext:value-type="float">
            <text:p>1.38</text:p>
          </table:table-cell>
          <table:table-cell office:value-type="float" office:value="-0.57" calcext:value-type="float">
            <text:p>-0.57</text:p>
          </table:table-cell>
          <table:table-cell table:formula="of:=[.I151]/(2*10^(-3))" office:value-type="float" office:value="0.4875" calcext:value-type="float">
            <text:p>0.4875</text:p>
          </table:table-cell>
          <table:table-cell table:formula="of:=[.L151]/([.E151]*[.H151])" office:value-type="float" office:value="0.00108333333333333" calcext:value-type="float">
            <text:p>0.0010833333</text:p>
          </table:table-cell>
          <table:table-cell office:value-type="float" office:value="38.28" calcext:value-type="float">
            <text:p>38.28</text:p>
          </table:table-cell>
          <table:table-cell table:formula="of:=[.D151]" office:value-type="float" office:value="5" calcext:value-type="float">
            <text:p>5</text:p>
          </table:table-cell>
          <table:table-cell table:formula="of:=[.O151]/[.N151]" office:value-type="float" office:value="0.130616509926855" calcext:value-type="float">
            <text:p>0.1306165099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1]*[.R151]/[.Q151]" office:value-type="float" office:value="1119.57008508733" calcext:value-type="float">
            <text:p>1119.5700850873</text:p>
          </table:table-cell>
          <table:table-cell table:formula="of:=[.S151]*[.M151]" office:value-type="float" office:value="1.21286759217794" calcext:value-type="float">
            <text:p>1.2128675922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1]*[.M151])" office:value-type="float" office:value="5.76139304215364E+021" calcext:value-type="float">
            <text:p>5.76139304215364E+0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 table:formula="of:=[.B152]+273.15" office:value-type="float" office:value="173.15" calcext:value-type="float">
            <text:p>173.15</text:p>
          </table:table-cell>
          <table:table-cell office:value-type="float" office:value="5" calcext:value-type="float">
            <text:p>5</text:p>
          </table:table-cell>
          <table:table-cell table:formula="of:=[.D152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2]-[.K152])*(10^(-3))/2" office:value-type="float" office:value="0.0009625" calcext:value-type="float">
            <text:p>0.0009625</text:p>
          </table:table-cell>
          <table:table-cell office:value-type="float" office:value="1.475" calcext:value-type="float">
            <text:p>1.475</text:p>
          </table:table-cell>
          <table:table-cell office:value-type="float" office:value="-0.45" calcext:value-type="float">
            <text:p>-0.45</text:p>
          </table:table-cell>
          <table:table-cell table:formula="of:=[.I152]/(2*10^(-3))" office:value-type="float" office:value="0.48125" calcext:value-type="float">
            <text:p>0.48125</text:p>
          </table:table-cell>
          <table:table-cell table:formula="of:=[.L152]/([.E152]*[.H152])" office:value-type="float" office:value="0.00106944444444444" calcext:value-type="float">
            <text:p>0.0010694444</text:p>
          </table:table-cell>
          <table:table-cell office:value-type="float" office:value="40.3" calcext:value-type="float">
            <text:p>40.3</text:p>
          </table:table-cell>
          <table:table-cell table:formula="of:=[.D152]" office:value-type="float" office:value="5" calcext:value-type="float">
            <text:p>5</text:p>
          </table:table-cell>
          <table:table-cell table:formula="of:=[.O152]/[.N152]" office:value-type="float" office:value="0.124069478908189" calcext:value-type="float">
            <text:p>0.1240694789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2]*[.R152]/[.Q152]" office:value-type="float" office:value="1063.4526763559" calcext:value-type="float">
            <text:p>1063.4526763559</text:p>
          </table:table-cell>
          <table:table-cell table:formula="of:=[.S152]*[.M152]" office:value-type="float" office:value="1.1373035566584" calcext:value-type="float">
            <text:p>1.1373035567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2]*[.M152])" office:value-type="float" office:value="5.83621632841537E+021" calcext:value-type="float">
            <text:p>5.83621632841537E+021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table:formula="of:=[.B153]+273.15" office:value-type="float" office:value="193.15" calcext:value-type="float">
            <text:p>193.15</text:p>
          </table:table-cell>
          <table:table-cell office:value-type="float" office:value="5" calcext:value-type="float">
            <text:p>5</text:p>
          </table:table-cell>
          <table:table-cell table:formula="of:=[.D153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3]-[.K153])*(10^(-3))/2" office:value-type="float" office:value="0.000955" calcext:value-type="float">
            <text:p>0.000955</text:p>
          </table:table-cell>
          <table:table-cell office:value-type="float" office:value="1.56" calcext:value-type="float">
            <text:p>1.56</text:p>
          </table:table-cell>
          <table:table-cell office:value-type="float" office:value="-0.35" calcext:value-type="float">
            <text:p>-0.35</text:p>
          </table:table-cell>
          <table:table-cell table:formula="of:=[.I153]/(2*10^(-3))" office:value-type="float" office:value="0.4775" calcext:value-type="float">
            <text:p>0.4775</text:p>
          </table:table-cell>
          <table:table-cell table:formula="of:=[.L153]/([.E153]*[.H153])" office:value-type="float" office:value="0.00106111111111111" calcext:value-type="float">
            <text:p>0.0010611111</text:p>
          </table:table-cell>
          <table:table-cell office:value-type="float" office:value="42.25" calcext:value-type="float">
            <text:p>42.25</text:p>
          </table:table-cell>
          <table:table-cell table:formula="of:=[.D153]" office:value-type="float" office:value="5" calcext:value-type="float">
            <text:p>5</text:p>
          </table:table-cell>
          <table:table-cell table:formula="of:=[.O153]/[.N153]" office:value-type="float" office:value="0.118343195266272" calcext:value-type="float">
            <text:p>0.1183431953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3]*[.R153]/[.Q153]" office:value-type="float" office:value="1014.37024513948" calcext:value-type="float">
            <text:p>1014.3702451395</text:p>
          </table:table-cell>
          <table:table-cell table:formula="of:=[.S153]*[.M153]" office:value-type="float" office:value="1.076359537898" calcext:value-type="float">
            <text:p>1.0763595379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3]*[.M153])" office:value-type="float" office:value="5.88205048806261E+021" calcext:value-type="float">
            <text:p>5.88205048806261E+021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formula="of:=[.B154]+273.15" office:value-type="float" office:value="223.15" calcext:value-type="float">
            <text:p>223.15</text:p>
          </table:table-cell>
          <table:table-cell office:value-type="float" office:value="5" calcext:value-type="float">
            <text:p>5</text:p>
          </table:table-cell>
          <table:table-cell table:formula="of:=[.D154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4]-[.K154])*(10^(-3))/2" office:value-type="float" office:value="0.0009425" calcext:value-type="float">
            <text:p>0.0009425</text:p>
          </table:table-cell>
          <table:table-cell office:value-type="float" office:value="1.725" calcext:value-type="float">
            <text:p>1.725</text:p>
          </table:table-cell>
          <table:table-cell office:value-type="float" office:value="-0.16" calcext:value-type="float">
            <text:p>-0.16</text:p>
          </table:table-cell>
          <table:table-cell table:formula="of:=[.I154]/(2*10^(-3))" office:value-type="float" office:value="0.47125" calcext:value-type="float">
            <text:p>0.47125</text:p>
          </table:table-cell>
          <table:table-cell table:formula="of:=[.L154]/([.E154]*[.H154])" office:value-type="float" office:value="0.00104722222222222" calcext:value-type="float">
            <text:p>0.0010472222</text:p>
          </table:table-cell>
          <table:table-cell office:value-type="float" office:value="46.3" calcext:value-type="float">
            <text:p>46.3</text:p>
          </table:table-cell>
          <table:table-cell table:formula="of:=[.D154]" office:value-type="float" office:value="5" calcext:value-type="float">
            <text:p>5</text:p>
          </table:table-cell>
          <table:table-cell table:formula="of:=[.O154]/[.N154]" office:value-type="float" office:value="0.107991360691145" calcext:value-type="float">
            <text:p>0.1079913607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4]*[.R154]/[.Q154]" office:value-type="float" office:value="925.640234495526" calcext:value-type="float">
            <text:p>925.6402344955</text:p>
          </table:table-cell>
          <table:table-cell table:formula="of:=[.S154]*[.M154]" office:value-type="float" office:value="0.969351023346704" calcext:value-type="float">
            <text:p>0.9693510233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4]*[.M154])" office:value-type="float" office:value="5.96006176774514E+021" calcext:value-type="float">
            <text:p>5.96006176774514E+021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[.B155]+273.15" office:value-type="float" office:value="253.15" calcext:value-type="float">
            <text:p>253.15</text:p>
          </table:table-cell>
          <table:table-cell office:value-type="float" office:value="5" calcext:value-type="float">
            <text:p>5</text:p>
          </table:table-cell>
          <table:table-cell table:formula="of:=[.D155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5]-[.K155])*(10^(-3))/2" office:value-type="float" office:value="0.000935" calcext:value-type="float">
            <text:p>0.000935</text:p>
          </table:table-cell>
          <table:table-cell office:value-type="float" office:value="1.97" calcext:value-type="float">
            <text:p>1.97</text:p>
          </table:table-cell>
          <table:table-cell office:value-type="float" office:value="0.1" calcext:value-type="float">
            <text:p>0.1</text:p>
          </table:table-cell>
          <table:table-cell table:formula="of:=[.I155]/(2*10^(-3))" office:value-type="float" office:value="0.4675" calcext:value-type="float">
            <text:p>0.4675</text:p>
          </table:table-cell>
          <table:table-cell table:formula="of:=[.L155]/([.E155]*[.H155])" office:value-type="float" office:value="0.00103888888888889" calcext:value-type="float">
            <text:p>0.0010388889</text:p>
          </table:table-cell>
          <table:table-cell office:value-type="float" office:value="52.2" calcext:value-type="float">
            <text:p>52.2</text:p>
          </table:table-cell>
          <table:table-cell table:formula="of:=[.D155]" office:value-type="float" office:value="5" calcext:value-type="float">
            <text:p>5</text:p>
          </table:table-cell>
          <table:table-cell table:formula="of:=[.O155]/[.N155]" office:value-type="float" office:value="0.0957854406130268" calcext:value-type="float">
            <text:p>0.0957854406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5]*[.R155]/[.Q155]" office:value-type="float" office:value="821.018062397373" calcext:value-type="float">
            <text:p>821.0180623974</text:p>
          </table:table-cell>
          <table:table-cell table:formula="of:=[.S155]*[.M155]" office:value-type="float" office:value="0.852946542601715" calcext:value-type="float">
            <text:p>0.8529465426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5]*[.M155])" office:value-type="float" office:value="6.00786974983935E+021" calcext:value-type="float">
            <text:p>6.00786974983935E+0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56]+273.15" office:value-type="float" office:value="283.15" calcext:value-type="float">
            <text:p>283.15</text:p>
          </table:table-cell>
          <table:table-cell office:value-type="float" office:value="5" calcext:value-type="float">
            <text:p>5</text:p>
          </table:table-cell>
          <table:table-cell table:formula="of:=[.D156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6]-[.K156])*(10^(-3))/2" office:value-type="float" office:value="0.0009075" calcext:value-type="float">
            <text:p>0.0009075</text:p>
          </table:table-cell>
          <table:table-cell office:value-type="float" office:value="2.26" calcext:value-type="float">
            <text:p>2.26</text:p>
          </table:table-cell>
          <table:table-cell office:value-type="float" office:value="0.445" calcext:value-type="float">
            <text:p>0.445</text:p>
          </table:table-cell>
          <table:table-cell table:formula="of:=[.I156]/(2*10^(-3))" office:value-type="float" office:value="0.45375" calcext:value-type="float">
            <text:p>0.45375</text:p>
          </table:table-cell>
          <table:table-cell table:formula="of:=[.L156]/([.E156]*[.H156])" office:value-type="float" office:value="0.00100833333333333" calcext:value-type="float">
            <text:p>0.0010083333</text:p>
          </table:table-cell>
          <table:table-cell office:value-type="float" office:value="59.72" calcext:value-type="float">
            <text:p>59.72</text:p>
          </table:table-cell>
          <table:table-cell table:formula="of:=[.D156]" office:value-type="float" office:value="5" calcext:value-type="float">
            <text:p>5</text:p>
          </table:table-cell>
          <table:table-cell table:formula="of:=[.O156]/[.N156]" office:value-type="float" office:value="0.0837240455458808" calcext:value-type="float">
            <text:p>0.0837240455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6]*[.R156]/[.Q156]" office:value-type="float" office:value="717.63467610755" calcext:value-type="float">
            <text:p>717.6346761076</text:p>
          </table:table-cell>
          <table:table-cell table:formula="of:=[.S156]*[.M156]" office:value-type="float" office:value="0.723614965075113" calcext:value-type="float">
            <text:p>0.7236149651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6]*[.M156])" office:value-type="float" office:value="6.18992640892539E+021" calcext:value-type="float">
            <text:p>6.18992640892539E+02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B157]+273.15" office:value-type="float" office:value="313.15" calcext:value-type="float">
            <text:p>313.15</text:p>
          </table:table-cell>
          <table:table-cell office:value-type="float" office:value="5" calcext:value-type="float">
            <text:p>5</text:p>
          </table:table-cell>
          <table:table-cell table:formula="of:=[.D157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7]-[.K157])*(10^(-3))/2" office:value-type="float" office:value="0.00095" calcext:value-type="float">
            <text:p>0.00095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table:formula="of:=[.I157]/(2*10^(-3))" office:value-type="float" office:value="0.475" calcext:value-type="float">
            <text:p>0.475</text:p>
          </table:table-cell>
          <table:table-cell table:formula="of:=[.L157]/([.E157]*[.H157])" office:value-type="float" office:value="0.00105555555555556" calcext:value-type="float">
            <text:p>0.0010555556</text:p>
          </table:table-cell>
          <table:table-cell office:value-type="float" office:value="69.8" calcext:value-type="float">
            <text:p>69.8</text:p>
          </table:table-cell>
          <table:table-cell table:formula="of:=[.D157]" office:value-type="float" office:value="5" calcext:value-type="float">
            <text:p>5</text:p>
          </table:table-cell>
          <table:table-cell table:formula="of:=[.O157]/[.N157]" office:value-type="float" office:value="0.0716332378223496" calcext:value-type="float">
            <text:p>0.0716332378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7]*[.R157]/[.Q157]" office:value-type="float" office:value="613.999181334425" calcext:value-type="float">
            <text:p>613.9991813344</text:p>
          </table:table-cell>
          <table:table-cell table:formula="of:=[.S157]*[.M157]" office:value-type="float" office:value="0.648110246964115" calcext:value-type="float">
            <text:p>0.648110247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7]*[.M157])" office:value-type="float" office:value="5.9130086485261E+021" calcext:value-type="float">
            <text:p>5.9130086485261E+02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58]+273.15" office:value-type="float" office:value="313.15" calcext:value-type="float">
            <text:p>313.15</text:p>
          </table:table-cell>
          <table:table-cell office:value-type="float" office:value="5" calcext:value-type="float">
            <text:p>5</text:p>
          </table:table-cell>
          <table:table-cell table:formula="of:=[.D158]*10^(-3)/(0.35*2*10^(-6))" office:value-type="float" office:value="7142.85714285714" calcext:value-type="float">
            <text:p>7142.85714285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063" calcext:value-type="float">
            <text:p>0.063</text:p>
          </table:table-cell>
          <table:table-cell table:formula="of:=([.J158]-[.K158])*(10^(-3))/2" office:value-type="float" office:value="0" calcext:value-type="float">
            <text:p>0</text:p>
          </table:table-cell>
          <table:table-cell table:number-columns-repeated="2"/>
          <table:table-cell table:formula="of:=[.I158]/(2*10^(-3))" office:value-type="float" office:value="0" calcext:value-type="float">
            <text:p>0</text:p>
          </table:table-cell>
          <table:table-cell table:formula="of:=[.L158]/([.E158]*[.H158])" office:value-type="float" office:value="0" calcext:value-type="float">
            <text:p>0</text:p>
          </table:table-cell>
          <table:table-cell/>
          <table:table-cell table:formula="of:=[.D158]" office:value-type="float" office:value="5" calcext:value-type="float">
            <text:p>5</text:p>
          </table:table-cell>
          <table:table-cell table:formula="of:=[.O158]/[.N158]" office:value-type="string" office:string-value="" calcext:value-type="error">
            <text:p>#DIV/0!</text:p>
          </table:table-cell>
          <table:table-cell table:style-name="ce2" table:formula="of:=(2*0.35*10^(-6))" office:value-type="float" office:value="0.0000007" calcext:value-type="float">
            <text:p>0.0000007</text:p>
          </table:table-cell>
          <table:table-cell table:formula="of:=6*10^(-3)" office:value-type="float" office:value="0.006" calcext:value-type="float">
            <text:p>0.006</text:p>
          </table:table-cell>
          <table:table-cell table:formula="of:=[.P158]*[.R158]/[.Q158]" office:value-type="string" office:string-value="" calcext:value-type="error">
            <text:p>#DIV/0!</text:p>
          </table:table-cell>
          <table:table-cell table:formula="of:=[.S158]*[.M158]" office:value-type="string" office:string-value="" calcext:value-type="error">
            <text:p>#DIV/0!</text:p>
          </table:table-cell>
          <table:table-cell table:style-name="ce1" table:formula="of:=1.60217662*10^(-19)" office:value-type="float" office:value="1.60217662E-019" calcext:value-type="float">
            <text:p>1.60217662E-19</text:p>
          </table:table-cell>
          <table:table-cell table:formula="of:=1/([.U158]*[.M158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23:20:37.8658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00:59:11.239719000</dc:date>
    <meta:editing-duration>PT5H39M31S</meta:editing-duration>
    <meta:editing-cycles>40</meta:editing-cycles>
    <meta:generator>LibreOffice/5.1.4.2$MacOSX_X86_64 LibreOffice_project/f99d75f39f1c57ebdd7ffc5f42867c12031db97a</meta:generator>
    <meta:document-statistic meta:table-count="1" meta:cell-count="900" meta:object-count="9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origin="0" chart:interval-major="0.4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-2" chart:maximum="12" chart:origin="0" chart:interval-major="2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92cm" svg:height="8.124cm" xlink:href=".." xlink:type="simple" chart:class="chart:scatter" chart:style-name="ch1">
        <chart:legend svg:x="2.735cm" svg:y="1.894cm" style:legend-expansion="custom" chartooo:width="2.67cm" chartooo:height="2.701cm" style:legend-expansion-aspect-ratio="0.988522769344687" chart:style-name="ch2"/>
        <chart:plot-area chart:style-name="ch3" table:cell-range-address="2017May8_csv.B10:2017May8_csv.C34 2017May8_csv.B8:2017May8_csv.B8 2017May8_csv.K8:2017May8_csv.K8 2017May8_csv.L10:2017May8_csv.L35 2017May8_csv.H8:2017May8_csv.H8 2017May8_csv.I11:2017May8_csv.I35 2017May8_csv.E8:2017May8_csv.E8 2017May8_csv.F10:2017May8_csv.F35" chart:data-source-has-labels="row" svg:x="0.838cm" svg:y="0.261cm" svg:width="10.341cm" svg:height="7.347cm">
          <chartooo:coordinate-region svg:x="1.325cm" svg:y="0.465cm" svg:width="9.608cm" svg:height="6.637cm"/>
          <chart:axis chart:dimension="x" chart:name="primary-x" chart:style-name="ch4">
            <chart:title svg:x="5.615cm" svg:y="7.589cm" chart:style-name="ch5">
              <text:p>V [V]</text:p>
            </chart:title>
          </chart:axis>
          <chart:axis chart:dimension="y" chart:name="primary-y" chart:style-name="ch6">
            <chart:title svg:x="0.074cm" svg:y="4.398cm" chart:style-name="ch7">
              <text:p>I [mA]</text:p>
            </chart:title>
          </chart:axis>
          <chart:series chart:style-name="ch8" chart:values-cell-range-address="2017May8_csv.C10:2017May8_csv.C34" chart:label-cell-address="2017May8_csv.B8:2017May8_csv.B8" chart:class="chart:scatter">
            <chart:domain table:cell-range-address="2017May8_csv.B10:2017May8_csv.B34"/>
            <chart:data-point chart:repeated="25"/>
          </chart:series>
          <chart:series chart:style-name="ch9" chart:values-cell-range-address="2017May8_csv.L10:2017May8_csv.L35" chart:label-cell-address="2017May8_csv.K8:2017May8_csv.K8" chart:class="chart:scatter">
            <chart:domain table:cell-range-address="2017May8_csv.K10:2017May8_csv.K35"/>
            <chart:data-point chart:repeated="26"/>
          </chart:series>
          <chart:series chart:style-name="ch10" chart:values-cell-range-address="2017May8_csv.I11:2017May8_csv.I35" chart:label-cell-address="2017May8_csv.H8:2017May8_csv.H8" chart:class="chart:scatter">
            <chart:domain table:cell-range-address="2017May8_csv.H11:2017May8_csv.H35"/>
            <chart:data-point chart:repeated="25"/>
          </chart:series>
          <chart:series chart:style-name="ch11" chart:values-cell-range-address="2017May8_csv.F10:2017May8_csv.F35" chart:label-cell-address="2017May8_csv.E8:2017May8_csv.E8" chart:class="chart:scatter">
            <chart:domain table:cell-range-address="2017May8_csv.E10:2017May8_csv.E35"/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e= 0mV</text:p>
                <draw:g>
                  <svg:desc>2017May8_csv.B8:2017May8_csv.B8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Je= 5mV</text:p>
                <draw:g>
                  <svg:desc>2017May8_csv.K8:2017May8_csv.K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Je= 10mV</text:p>
                <draw:g>
                  <svg:desc>2017May8_csv.H8:2017May8_csv.H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Je= 20mV</text:p>
                <draw:g>
                  <svg:desc>2017May8_csv.E8:2017May8_csv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2017May8_csv.B10:2017May8_csv.B34</svg:desc>
                </draw:g>
              </table:table-cell>
              <table:table-cell office:value-type="float" office:value="9.9996">
                <text:p>9.9996</text:p>
                <draw:g>
                  <svg:desc>2017May8_csv.C10:2017May8_csv.C34</svg:desc>
                </draw:g>
              </table:table-cell>
              <table:table-cell office:value-type="float" office:value="-1">
                <text:p>-1</text:p>
                <draw:g>
                  <svg:desc>2017May8_csv.K10:2017May8_csv.K35</svg:desc>
                </draw:g>
              </table:table-cell>
              <table:table-cell office:value-type="float" office:value="-0.0446">
                <text:p>-0.0446</text:p>
                <draw:g>
                  <svg:desc>2017May8_csv.L10:2017May8_csv.L35</svg:desc>
                </draw:g>
              </table:table-cell>
              <table:table-cell office:value-type="float" office:value="-0.9">
                <text:p>-0.9</text:p>
                <draw:g>
                  <svg:desc>2017May8_csv.H11:2017May8_csv.H35</svg:desc>
                </draw:g>
              </table:table-cell>
              <table:table-cell office:value-type="float" office:value="-0.0833">
                <text:p>-0.0833</text:p>
                <draw:g>
                  <svg:desc>2017May8_csv.I11:2017May8_csv.I35</svg:desc>
                </draw:g>
              </table:table-cell>
              <table:table-cell office:value-type="float" office:value="-1">
                <text:p>-1</text:p>
                <draw:g>
                  <svg:desc>2017May8_csv.E10:2017May8_csv.E35</svg:desc>
                </draw:g>
              </table:table-cell>
              <table:table-cell office:value-type="float" office:value="-0.1172">
                <text:p>-0.1172</text:p>
                <draw:g>
                  <svg:desc>2017May8_csv.F10:2017May8_csv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7.7602">
                <text:p>7.7602</text:p>
              </table:table-cell>
              <table:table-cell office:value-type="float" office:value="-0.9">
                <text:p>-0.9</text:p>
              </table:table-cell>
              <table:table-cell office:value-type="float" office:value="-0.0445">
                <text:p>-0.0445</text:p>
              </table:table-cell>
              <table:table-cell office:value-type="float" office:value="-0.8">
                <text:p>-0.8</text:p>
              </table:table-cell>
              <table:table-cell office:value-type="float" office:value="-0.0833">
                <text:p>-0.0833</text:p>
              </table:table-cell>
              <table:table-cell office:value-type="float" office:value="-0.9">
                <text:p>-0.9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5.3552">
                <text:p>5.3552</text:p>
              </table:table-cell>
              <table:table-cell office:value-type="float" office:value="-0.8">
                <text:p>-0.8</text:p>
              </table:table-cell>
              <table:table-cell office:value-type="float" office:value="-0.0445">
                <text:p>-0.0445</text:p>
              </table:table-cell>
              <table:table-cell office:value-type="float" office:value="-0.7">
                <text:p>-0.7</text:p>
              </table:table-cell>
              <table:table-cell office:value-type="float" office:value="-0.0833">
                <text:p>-0.0833</text:p>
              </table:table-cell>
              <table:table-cell office:value-type="float" office:value="-0.8">
                <text:p>-0.8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">
                <text:p>0.55</text:p>
              </table:table-cell>
              <table:table-cell office:value-type="float" office:value="3.1906">
                <text:p>3.1906</text:p>
              </table:table-cell>
              <table:table-cell office:value-type="float" office:value="-0.7">
                <text:p>-0.7</text:p>
              </table:table-cell>
              <table:table-cell office:value-type="float" office:value="-0.0445">
                <text:p>-0.0445</text:p>
              </table:table-cell>
              <table:table-cell office:value-type="float" office:value="-0.6">
                <text:p>-0.6</text:p>
              </table:table-cell>
              <table:table-cell office:value-type="float" office:value="-0.0833">
                <text:p>-0.0833</text:p>
              </table:table-cell>
              <table:table-cell office:value-type="float" office:value="-0.7">
                <text:p>-0.7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4789">
                <text:p>1.4789</text:p>
              </table:table-cell>
              <table:table-cell office:value-type="float" office:value="-0.6">
                <text:p>-0.6</text:p>
              </table:table-cell>
              <table:table-cell office:value-type="float" office:value="-0.0445">
                <text:p>-0.0445</text:p>
              </table:table-cell>
              <table:table-cell office:value-type="float" office:value="-0.5">
                <text:p>-0.5</text:p>
              </table:table-cell>
              <table:table-cell office:value-type="float" office:value="-0.0833">
                <text:p>-0.0833</text:p>
              </table:table-cell>
              <table:table-cell office:value-type="float" office:value="-0.6">
                <text:p>-0.6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0.4509">
                <text:p>0.4509</text:p>
              </table:table-cell>
              <table:table-cell office:value-type="float" office:value="-0.5">
                <text:p>-0.5</text:p>
              </table:table-cell>
              <table:table-cell office:value-type="float" office:value="-0.0445">
                <text:p>-0.0445</text:p>
              </table:table-cell>
              <table:table-cell office:value-type="float" office:value="-0.4">
                <text:p>-0.4</text:p>
              </table:table-cell>
              <table:table-cell office:value-type="float" office:value="-0.0833">
                <text:p>-0.0833</text:p>
              </table:table-cell>
              <table:table-cell office:value-type="float" office:value="-0.5">
                <text:p>-0.5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865">
                <text:p>0.0865</text:p>
              </table:table-cell>
              <table:table-cell office:value-type="float" office:value="-0.4">
                <text:p>-0.4</text:p>
              </table:table-cell>
              <table:table-cell office:value-type="float" office:value="-0.0445">
                <text:p>-0.0445</text:p>
              </table:table-cell>
              <table:table-cell office:value-type="float" office:value="-0.3">
                <text:p>-0.3</text:p>
              </table:table-cell>
              <table:table-cell office:value-type="float" office:value="-0.0833">
                <text:p>-0.0833</text:p>
              </table:table-cell>
              <table:table-cell office:value-type="float" office:value="-0.4">
                <text:p>-0.4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13">
                <text:p>0.013</text:p>
              </table:table-cell>
              <table:table-cell office:value-type="float" office:value="-0.3">
                <text:p>-0.3</text:p>
              </table:table-cell>
              <table:table-cell office:value-type="float" office:value="-0.0445">
                <text:p>-0.0445</text:p>
              </table:table-cell>
              <table:table-cell office:value-type="float" office:value="-0.2">
                <text:p>-0.2</text:p>
              </table:table-cell>
              <table:table-cell office:value-type="float" office:value="-0.0833">
                <text:p>-0.0833</text:p>
              </table:table-cell>
              <table:table-cell office:value-type="float" office:value="-0.3">
                <text:p>-0.3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16">
                <text:p>0.0016</text:p>
              </table:table-cell>
              <table:table-cell office:value-type="float" office:value="-0.2">
                <text:p>-0.2</text:p>
              </table:table-cell>
              <table:table-cell office:value-type="float" office:value="-0.0445">
                <text:p>-0.0445</text:p>
              </table:table-cell>
              <table:table-cell office:value-type="float" office:value="-0.1">
                <text:p>-0.1</text:p>
              </table:table-cell>
              <table:table-cell office:value-type="float" office:value="-0.0833">
                <text:p>-0.0833</text:p>
              </table:table-cell>
              <table:table-cell office:value-type="float" office:value="-0.2">
                <text:p>-0.2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">
                <text:p>0.2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-0.0445">
                <text:p>-0.0445</text:p>
              </table:table-cell>
              <table:table-cell office:value-type="float" office:value="0">
                <text:p>0</text:p>
              </table:table-cell>
              <table:table-cell office:value-type="float" office:value="-0.0832">
                <text:p>-0.0832</text:p>
              </table:table-cell>
              <table:table-cell office:value-type="float" office:value="-0.1">
                <text:p>-0.1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-0.0001">
                <text:p>-0.0001</text:p>
              </table:table-cell>
              <table:table-cell office:value-type="float" office:value="0">
                <text:p>0</text:p>
              </table:table-cell>
              <table:table-cell office:value-type="float" office:value="-0.0445">
                <text:p>-0.0445</text:p>
              </table:table-cell>
              <table:table-cell office:value-type="float" office:value="0.1">
                <text:p>0.1</text:p>
              </table:table-cell>
              <table:table-cell office:value-type="float" office:value="-0.0832">
                <text:p>-0.0832</text:p>
              </table:table-cell>
              <table:table-cell office:value-type="float" office:value="0">
                <text:p>0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-0.0003">
                <text:p>-0.0003</text:p>
              </table:table-cell>
              <table:table-cell office:value-type="float" office:value="0.1">
                <text:p>0.1</text:p>
              </table:table-cell>
              <table:table-cell office:value-type="float" office:value="-0.0445">
                <text:p>-0.0445</text:p>
              </table:table-cell>
              <table:table-cell office:value-type="float" office:value="0.2">
                <text:p>0.2</text:p>
              </table:table-cell>
              <table:table-cell office:value-type="float" office:value="-0.0832">
                <text:p>-0.0832</text:p>
              </table:table-cell>
              <table:table-cell office:value-type="float" office:value="0.1">
                <text:p>0.1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  <table:table-cell office:value-type="float" office:value="-0.0004">
                <text:p>-0.0004</text:p>
              </table:table-cell>
              <table:table-cell office:value-type="float" office:value="0.15">
                <text:p>0.15</text:p>
              </table:table-cell>
              <table:table-cell office:value-type="float" office:value="-0.0445">
                <text:p>-0.0445</text:p>
              </table:table-cell>
              <table:table-cell office:value-type="float" office:value="0.25">
                <text:p>0.25</text:p>
              </table:table-cell>
              <table:table-cell office:value-type="float" office:value="-0.082">
                <text:p>-0.082</text:p>
              </table:table-cell>
              <table:table-cell office:value-type="float" office:value="0.15">
                <text:p>0.15</text:p>
              </table:table-cell>
              <table:table-cell office:value-type="float" office:value="-0.117">
                <text:p>-0.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-0.0004">
                <text:p>-0.0004</text:p>
              </table:table-cell>
              <table:table-cell office:value-type="float" office:value="0.2">
                <text:p>0.2</text:p>
              </table:table-cell>
              <table:table-cell office:value-type="float" office:value="-0.0444">
                <text:p>-0.0444</text:p>
              </table:table-cell>
              <table:table-cell office:value-type="float" office:value="0.3">
                <text:p>0.3</text:p>
              </table:table-cell>
              <table:table-cell office:value-type="float" office:value="-0.081">
                <text:p>-0.081</text:p>
              </table:table-cell>
              <table:table-cell office:value-type="float" office:value="0.2">
                <text:p>0.2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.0004">
                <text:p>-0.0004</text:p>
              </table:table-cell>
              <table:table-cell office:value-type="float" office:value="0.25">
                <text:p>0.25</text:p>
              </table:table-cell>
              <table:table-cell office:value-type="float" office:value="-0.0442">
                <text:p>-0.0442</text:p>
              </table:table-cell>
              <table:table-cell office:value-type="float" office:value="0.35">
                <text:p>0.35</text:p>
              </table:table-cell>
              <table:table-cell office:value-type="float" office:value="-0.0685">
                <text:p>-0.0685</text:p>
              </table:table-cell>
              <table:table-cell office:value-type="float" office:value="0.25">
                <text:p>0.25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-0.0004">
                <text:p>-0.0004</text:p>
              </table:table-cell>
              <table:table-cell office:value-type="float" office:value="0.3">
                <text:p>0.3</text:p>
              </table:table-cell>
              <table:table-cell office:value-type="float" office:value="-0.0427">
                <text:p>-0.0427</text:p>
              </table:table-cell>
              <table:table-cell office:value-type="float" office:value="0.3961">
                <text:p>0.396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-0.0004">
                <text:p>-0.0004</text:p>
              </table:table-cell>
              <table:table-cell office:value-type="float" office:value="0.35">
                <text:p>0.35</text:p>
              </table:table-cell>
              <table:table-cell office:value-type="float" office:value="-0.0321">
                <text:p>-0.0321</text:p>
              </table:table-cell>
              <table:table-cell office:value-type="float" office:value="0.4">
                <text:p>0.4</text:p>
              </table:table-cell>
              <table:table-cell office:value-type="float" office:value="0.0132">
                <text:p>0.0132</text:p>
              </table:table-cell>
              <table:table-cell office:value-type="float" office:value="0.35">
                <text:p>0.35</text:p>
              </table:table-cell>
              <table:table-cell office:value-type="float" office:value="-0.1021">
                <text:p>-0.1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">
                <text:p>-0.3</text:p>
              </table:table-cell>
              <table:table-cell office:value-type="float" office:value="-0.0004">
                <text:p>-0.0004</text:p>
              </table:table-cell>
              <table:table-cell office:value-type="float" office:value="0.3836">
                <text:p>0.3836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061">
                <text:p>0.4061</text:p>
              </table:table-cell>
              <table:table-cell office:value-type="float" office:value="0.4">
                <text:p>0.4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">
                <text:p>-0.4</text:p>
              </table:table-cell>
              <table:table-cell office:value-type="float" office:value="-0.0004">
                <text:p>-0.0004</text:p>
              </table:table-cell>
              <table:table-cell office:value-type="float" office:value="0.4">
                <text:p>0.4</text:p>
              </table:table-cell>
              <table:table-cell office:value-type="float" office:value="0.037">
                <text:p>0.037</text:p>
              </table:table-cell>
              <table:table-cell office:value-type="float" office:value="0.5">
                <text:p>0.5</text:p>
              </table:table-cell>
              <table:table-cell office:value-type="float" office:value="1.475">
                <text:p>1.475</text:p>
              </table:table-cell>
              <table:table-cell office:value-type="float" office:value="0.4055">
                <text:p>0.405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-0.0004">
                <text:p>-0.0004</text:p>
              </table:table-cell>
              <table:table-cell office:value-type="float" office:value="0.45">
                <text:p>0.45</text:p>
              </table:table-cell>
              <table:table-cell office:value-type="float" office:value="0.3892">
                <text:p>0.3892</text:p>
              </table:table-cell>
              <table:table-cell office:value-type="float" office:value="0.55">
                <text:p>0.55</text:p>
              </table:table-cell>
              <table:table-cell office:value-type="float" office:value="3.2189">
                <text:p>3.2189</text:p>
              </table:table-cell>
              <table:table-cell office:value-type="float" office:value="0.45">
                <text:p>0.4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-0.0004">
                <text:p>-0.0004</text:p>
              </table:table-cell>
              <table:table-cell office:value-type="float" office:value="0.5">
                <text:p>0.5</text:p>
              </table:table-cell>
              <table:table-cell office:value-type="float" office:value="1.4001">
                <text:p>1.4001</text:p>
              </table:table-cell>
              <table:table-cell office:value-type="float" office:value="0.6">
                <text:p>0.6</text:p>
              </table:table-cell>
              <table:table-cell office:value-type="float" office:value="5.3941">
                <text:p>5.3941</text:p>
              </table:table-cell>
              <table:table-cell office:value-type="float" office:value="0.5">
                <text:p>0.5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">
                <text:p>-0.7</text:p>
              </table:table-cell>
              <table:table-cell office:value-type="float" office:value="-0.0004">
                <text:p>-0.0004</text:p>
              </table:table-cell>
              <table:table-cell office:value-type="float" office:value="0.55">
                <text:p>0.55</text:p>
              </table:table-cell>
              <table:table-cell office:value-type="float" office:value="3.0943">
                <text:p>3.0943</text:p>
              </table:table-cell>
              <table:table-cell office:value-type="float" office:value="0.65">
                <text:p>0.65</text:p>
              </table:table-cell>
              <table:table-cell office:value-type="float" office:value="7.8149">
                <text:p>7.8149</text:p>
              </table:table-cell>
              <table:table-cell office:value-type="float" office:value="0.55">
                <text:p>0.55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">
                <text:p>-0.8</text:p>
              </table:table-cell>
              <table:table-cell office:value-type="float" office:value="-0.0004">
                <text:p>-0.0004</text:p>
              </table:table-cell>
              <table:table-cell office:value-type="float" office:value="0.6">
                <text:p>0.6</text:p>
              </table:table-cell>
              <table:table-cell office:value-type="float" office:value="5.2349">
                <text:p>5.2349</text:p>
              </table:table-cell>
              <table:table-cell office:value-type="float" office:value="0.7">
                <text:p>0.7</text:p>
              </table:table-cell>
              <table:table-cell office:value-type="float" office:value="9.9996">
                <text:p>9.9996</text:p>
              </table:table-cell>
              <table:table-cell office:value-type="float" office:value="0.6">
                <text:p>0.6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">
                <text:p>-0.9</text:p>
              </table:table-cell>
              <table:table-cell office:value-type="float" office:value="-0.0004">
                <text:p>-0.0004</text:p>
              </table:table-cell>
              <table:table-cell office:value-type="float" office:value="0.65">
                <text:p>0.65</text:p>
              </table:table-cell>
              <table:table-cell office:value-type="float" office:value="7.6233">
                <text:p>7.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0.0004">
                <text:p>-0.0004</text:p>
              </table:table-cell>
              <table:table-cell office:value-type="float" office:value="0.7">
                <text:p>0.7</text:p>
              </table:table-cell>
              <table:table-cell office:value-type="float" office:value="9.996">
                <text:p>9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9.9996">
                <text:p>9.9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-0.25" chart:maximum="0.5" chart:origin="0" chart:interval-major="0.25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-0.2" chart:maximum="0.6" chart:origin="0" chart:interval-major="0.1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46cm" svg:height="8.745cm" xlink:href=".." xlink:type="simple" chart:class="chart:scatter" chart:style-name="ch1">
        <chart:legend svg:x="2.483cm" svg:y="1.075cm" style:legend-expansion="custom" chartooo:width="2.92cm" chartooo:height="2.08cm" style:legend-expansion-aspect-ratio="1.40384615384615" chart:style-name="ch2"/>
        <chart:plot-area chart:style-name="ch3" table:cell-range-address="2017May8_csv.B10:2017May8_csv.C35 2017May8_csv.B8:2017May8_csv.B8 2017May8_csv.K8:2017May8_csv.K8 2017May8_csv.L10:2017May8_csv.L35 2017May8_csv.H8:2017May8_csv.H8 2017May8_csv.I11:2017May8_csv.I35 2017May8_csv.E8:2017May8_csv.E8 2017May8_csv.F10:2017May8_csv.F35" chart:data-source-has-labels="row" svg:x="0.783cm" svg:y="0.173cm" svg:width="10.921cm" svg:height="7.694cm">
          <chartooo:coordinate-region svg:x="1.473cm" svg:y="0.378cm" svg:width="9.985cm" svg:height="6.983cm"/>
          <chart:axis chart:dimension="x" chart:name="primary-x" chart:style-name="ch4">
            <chart:title svg:x="5.85cm" svg:y="8.042cm" chart:style-name="ch5">
              <text:p>V [V]</text:p>
            </chart:title>
          </chart:axis>
          <chart:axis chart:dimension="y" chart:name="primary-y" chart:style-name="ch6">
            <chart:title svg:x="0.01cm" svg:y="4.484cm" chart:style-name="ch7">
              <text:p>I [mA]</text:p>
            </chart:title>
          </chart:axis>
          <chart:series chart:style-name="ch8" chart:values-cell-range-address="2017May8_csv.C10:2017May8_csv.C35" chart:label-cell-address="2017May8_csv.B8:2017May8_csv.B8" chart:class="chart:scatter">
            <chart:domain table:cell-range-address="2017May8_csv.B10:2017May8_csv.B35"/>
            <chart:data-point chart:repeated="26"/>
          </chart:series>
          <chart:series chart:style-name="ch9" chart:values-cell-range-address="2017May8_csv.L10:2017May8_csv.L35" chart:label-cell-address="2017May8_csv.K8:2017May8_csv.K8" chart:class="chart:scatter">
            <chart:domain table:cell-range-address="2017May8_csv.K10:2017May8_csv.K35"/>
            <chart:data-point chart:repeated="26"/>
          </chart:series>
          <chart:series chart:style-name="ch10" chart:values-cell-range-address="2017May8_csv.I11:2017May8_csv.I35" chart:label-cell-address="2017May8_csv.H8:2017May8_csv.H8" chart:class="chart:scatter">
            <chart:domain table:cell-range-address="2017May8_csv.H11:2017May8_csv.H35"/>
            <chart:data-point chart:repeated="25"/>
          </chart:series>
          <chart:series chart:style-name="ch11" chart:values-cell-range-address="2017May8_csv.F10:2017May8_csv.F35" chart:label-cell-address="2017May8_csv.E8:2017May8_csv.E8" chart:class="chart:scatter">
            <chart:domain table:cell-range-address="2017May8_csv.E10:2017May8_csv.E35"/>
            <chart:data-point chart:repeated="10"/>
            <chart:data-point chart:style-name="ch12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e= 0mV</text:p>
                <draw:g>
                  <svg:desc>2017May8_csv.B8:2017May8_csv.B8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Je= 5mV</text:p>
                <draw:g>
                  <svg:desc>2017May8_csv.K8:2017May8_csv.K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Je= 10mV</text:p>
                <draw:g>
                  <svg:desc>2017May8_csv.H8:2017May8_csv.H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Je= 20mV</text:p>
                <draw:g>
                  <svg:desc>2017May8_csv.E8:2017May8_csv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2017May8_csv.B10:2017May8_csv.B35</svg:desc>
                </draw:g>
              </table:table-cell>
              <table:table-cell office:value-type="float" office:value="9.9996">
                <text:p>9.9996</text:p>
                <draw:g>
                  <svg:desc>2017May8_csv.C10:2017May8_csv.C35</svg:desc>
                </draw:g>
              </table:table-cell>
              <table:table-cell office:value-type="float" office:value="-1">
                <text:p>-1</text:p>
                <draw:g>
                  <svg:desc>2017May8_csv.K10:2017May8_csv.K35</svg:desc>
                </draw:g>
              </table:table-cell>
              <table:table-cell office:value-type="float" office:value="-0.0446">
                <text:p>-0.0446</text:p>
                <draw:g>
                  <svg:desc>2017May8_csv.L10:2017May8_csv.L35</svg:desc>
                </draw:g>
              </table:table-cell>
              <table:table-cell office:value-type="float" office:value="-0.9">
                <text:p>-0.9</text:p>
                <draw:g>
                  <svg:desc>2017May8_csv.H11:2017May8_csv.H35</svg:desc>
                </draw:g>
              </table:table-cell>
              <table:table-cell office:value-type="float" office:value="-0.0833">
                <text:p>-0.0833</text:p>
                <draw:g>
                  <svg:desc>2017May8_csv.I11:2017May8_csv.I35</svg:desc>
                </draw:g>
              </table:table-cell>
              <table:table-cell office:value-type="float" office:value="-1">
                <text:p>-1</text:p>
                <draw:g>
                  <svg:desc>2017May8_csv.E10:2017May8_csv.E35</svg:desc>
                </draw:g>
              </table:table-cell>
              <table:table-cell office:value-type="float" office:value="-0.1172">
                <text:p>-0.1172</text:p>
                <draw:g>
                  <svg:desc>2017May8_csv.F10:2017May8_csv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7.7602">
                <text:p>7.7602</text:p>
              </table:table-cell>
              <table:table-cell office:value-type="float" office:value="-0.9">
                <text:p>-0.9</text:p>
              </table:table-cell>
              <table:table-cell office:value-type="float" office:value="-0.0445">
                <text:p>-0.0445</text:p>
              </table:table-cell>
              <table:table-cell office:value-type="float" office:value="-0.8">
                <text:p>-0.8</text:p>
              </table:table-cell>
              <table:table-cell office:value-type="float" office:value="-0.0833">
                <text:p>-0.0833</text:p>
              </table:table-cell>
              <table:table-cell office:value-type="float" office:value="-0.9">
                <text:p>-0.9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5.3552">
                <text:p>5.3552</text:p>
              </table:table-cell>
              <table:table-cell office:value-type="float" office:value="-0.8">
                <text:p>-0.8</text:p>
              </table:table-cell>
              <table:table-cell office:value-type="float" office:value="-0.0445">
                <text:p>-0.0445</text:p>
              </table:table-cell>
              <table:table-cell office:value-type="float" office:value="-0.7">
                <text:p>-0.7</text:p>
              </table:table-cell>
              <table:table-cell office:value-type="float" office:value="-0.0833">
                <text:p>-0.0833</text:p>
              </table:table-cell>
              <table:table-cell office:value-type="float" office:value="-0.8">
                <text:p>-0.8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">
                <text:p>0.55</text:p>
              </table:table-cell>
              <table:table-cell office:value-type="float" office:value="3.1906">
                <text:p>3.1906</text:p>
              </table:table-cell>
              <table:table-cell office:value-type="float" office:value="-0.7">
                <text:p>-0.7</text:p>
              </table:table-cell>
              <table:table-cell office:value-type="float" office:value="-0.0445">
                <text:p>-0.0445</text:p>
              </table:table-cell>
              <table:table-cell office:value-type="float" office:value="-0.6">
                <text:p>-0.6</text:p>
              </table:table-cell>
              <table:table-cell office:value-type="float" office:value="-0.0833">
                <text:p>-0.0833</text:p>
              </table:table-cell>
              <table:table-cell office:value-type="float" office:value="-0.7">
                <text:p>-0.7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4789">
                <text:p>1.4789</text:p>
              </table:table-cell>
              <table:table-cell office:value-type="float" office:value="-0.6">
                <text:p>-0.6</text:p>
              </table:table-cell>
              <table:table-cell office:value-type="float" office:value="-0.0445">
                <text:p>-0.0445</text:p>
              </table:table-cell>
              <table:table-cell office:value-type="float" office:value="-0.5">
                <text:p>-0.5</text:p>
              </table:table-cell>
              <table:table-cell office:value-type="float" office:value="-0.0833">
                <text:p>-0.0833</text:p>
              </table:table-cell>
              <table:table-cell office:value-type="float" office:value="-0.6">
                <text:p>-0.6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0.4509">
                <text:p>0.4509</text:p>
              </table:table-cell>
              <table:table-cell office:value-type="float" office:value="-0.5">
                <text:p>-0.5</text:p>
              </table:table-cell>
              <table:table-cell office:value-type="float" office:value="-0.0445">
                <text:p>-0.0445</text:p>
              </table:table-cell>
              <table:table-cell office:value-type="float" office:value="-0.4">
                <text:p>-0.4</text:p>
              </table:table-cell>
              <table:table-cell office:value-type="float" office:value="-0.0833">
                <text:p>-0.0833</text:p>
              </table:table-cell>
              <table:table-cell office:value-type="float" office:value="-0.5">
                <text:p>-0.5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865">
                <text:p>0.0865</text:p>
              </table:table-cell>
              <table:table-cell office:value-type="float" office:value="-0.4">
                <text:p>-0.4</text:p>
              </table:table-cell>
              <table:table-cell office:value-type="float" office:value="-0.0445">
                <text:p>-0.0445</text:p>
              </table:table-cell>
              <table:table-cell office:value-type="float" office:value="-0.3">
                <text:p>-0.3</text:p>
              </table:table-cell>
              <table:table-cell office:value-type="float" office:value="-0.0833">
                <text:p>-0.0833</text:p>
              </table:table-cell>
              <table:table-cell office:value-type="float" office:value="-0.4">
                <text:p>-0.4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13">
                <text:p>0.013</text:p>
              </table:table-cell>
              <table:table-cell office:value-type="float" office:value="-0.3">
                <text:p>-0.3</text:p>
              </table:table-cell>
              <table:table-cell office:value-type="float" office:value="-0.0445">
                <text:p>-0.0445</text:p>
              </table:table-cell>
              <table:table-cell office:value-type="float" office:value="-0.2">
                <text:p>-0.2</text:p>
              </table:table-cell>
              <table:table-cell office:value-type="float" office:value="-0.0833">
                <text:p>-0.0833</text:p>
              </table:table-cell>
              <table:table-cell office:value-type="float" office:value="-0.3">
                <text:p>-0.3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16">
                <text:p>0.0016</text:p>
              </table:table-cell>
              <table:table-cell office:value-type="float" office:value="-0.2">
                <text:p>-0.2</text:p>
              </table:table-cell>
              <table:table-cell office:value-type="float" office:value="-0.0445">
                <text:p>-0.0445</text:p>
              </table:table-cell>
              <table:table-cell office:value-type="float" office:value="-0.1">
                <text:p>-0.1</text:p>
              </table:table-cell>
              <table:table-cell office:value-type="float" office:value="-0.0833">
                <text:p>-0.0833</text:p>
              </table:table-cell>
              <table:table-cell office:value-type="float" office:value="-0.2">
                <text:p>-0.2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">
                <text:p>0.2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-0.0445">
                <text:p>-0.0445</text:p>
              </table:table-cell>
              <table:table-cell office:value-type="float" office:value="0">
                <text:p>0</text:p>
              </table:table-cell>
              <table:table-cell office:value-type="float" office:value="-0.0832">
                <text:p>-0.0832</text:p>
              </table:table-cell>
              <table:table-cell office:value-type="float" office:value="-0.1">
                <text:p>-0.1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-0.0001">
                <text:p>-0.0001</text:p>
              </table:table-cell>
              <table:table-cell office:value-type="float" office:value="0">
                <text:p>0</text:p>
              </table:table-cell>
              <table:table-cell office:value-type="float" office:value="-0.0445">
                <text:p>-0.0445</text:p>
              </table:table-cell>
              <table:table-cell office:value-type="float" office:value="0.1">
                <text:p>0.1</text:p>
              </table:table-cell>
              <table:table-cell office:value-type="float" office:value="-0.0832">
                <text:p>-0.0832</text:p>
              </table:table-cell>
              <table:table-cell office:value-type="float" office:value="0">
                <text:p>0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-0.0003">
                <text:p>-0.0003</text:p>
              </table:table-cell>
              <table:table-cell office:value-type="float" office:value="0.1">
                <text:p>0.1</text:p>
              </table:table-cell>
              <table:table-cell office:value-type="float" office:value="-0.0445">
                <text:p>-0.0445</text:p>
              </table:table-cell>
              <table:table-cell office:value-type="float" office:value="0.2">
                <text:p>0.2</text:p>
              </table:table-cell>
              <table:table-cell office:value-type="float" office:value="-0.0832">
                <text:p>-0.0832</text:p>
              </table:table-cell>
              <table:table-cell office:value-type="float" office:value="0.1">
                <text:p>0.1</text:p>
              </table:table-cell>
              <table:table-cell office:value-type="float" office:value="-0.1171">
                <text:p>-0.1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  <table:table-cell office:value-type="float" office:value="-0.0004">
                <text:p>-0.0004</text:p>
              </table:table-cell>
              <table:table-cell office:value-type="float" office:value="0.15">
                <text:p>0.15</text:p>
              </table:table-cell>
              <table:table-cell office:value-type="float" office:value="-0.0445">
                <text:p>-0.0445</text:p>
              </table:table-cell>
              <table:table-cell office:value-type="float" office:value="0.25">
                <text:p>0.25</text:p>
              </table:table-cell>
              <table:table-cell office:value-type="float" office:value="-0.082">
                <text:p>-0.082</text:p>
              </table:table-cell>
              <table:table-cell office:value-type="float" office:value="0.15">
                <text:p>0.15</text:p>
              </table:table-cell>
              <table:table-cell office:value-type="float" office:value="-0.117">
                <text:p>-0.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-0.0004">
                <text:p>-0.0004</text:p>
              </table:table-cell>
              <table:table-cell office:value-type="float" office:value="0.2">
                <text:p>0.2</text:p>
              </table:table-cell>
              <table:table-cell office:value-type="float" office:value="-0.0444">
                <text:p>-0.0444</text:p>
              </table:table-cell>
              <table:table-cell office:value-type="float" office:value="0.3">
                <text:p>0.3</text:p>
              </table:table-cell>
              <table:table-cell office:value-type="float" office:value="-0.081">
                <text:p>-0.081</text:p>
              </table:table-cell>
              <table:table-cell office:value-type="float" office:value="0.2">
                <text:p>0.2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.0004">
                <text:p>-0.0004</text:p>
              </table:table-cell>
              <table:table-cell office:value-type="float" office:value="0.25">
                <text:p>0.25</text:p>
              </table:table-cell>
              <table:table-cell office:value-type="float" office:value="-0.0442">
                <text:p>-0.0442</text:p>
              </table:table-cell>
              <table:table-cell office:value-type="float" office:value="0.35">
                <text:p>0.35</text:p>
              </table:table-cell>
              <table:table-cell office:value-type="float" office:value="-0.0685">
                <text:p>-0.0685</text:p>
              </table:table-cell>
              <table:table-cell office:value-type="float" office:value="0.25">
                <text:p>0.25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-0.0004">
                <text:p>-0.0004</text:p>
              </table:table-cell>
              <table:table-cell office:value-type="float" office:value="0.3">
                <text:p>0.3</text:p>
              </table:table-cell>
              <table:table-cell office:value-type="float" office:value="-0.0427">
                <text:p>-0.0427</text:p>
              </table:table-cell>
              <table:table-cell office:value-type="float" office:value="0.3961">
                <text:p>0.396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-0.0004">
                <text:p>-0.0004</text:p>
              </table:table-cell>
              <table:table-cell office:value-type="float" office:value="0.35">
                <text:p>0.35</text:p>
              </table:table-cell>
              <table:table-cell office:value-type="float" office:value="-0.0321">
                <text:p>-0.0321</text:p>
              </table:table-cell>
              <table:table-cell office:value-type="float" office:value="0.4">
                <text:p>0.4</text:p>
              </table:table-cell>
              <table:table-cell office:value-type="float" office:value="0.0132">
                <text:p>0.0132</text:p>
              </table:table-cell>
              <table:table-cell office:value-type="float" office:value="0.35">
                <text:p>0.35</text:p>
              </table:table-cell>
              <table:table-cell office:value-type="float" office:value="-0.1021">
                <text:p>-0.1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">
                <text:p>-0.3</text:p>
              </table:table-cell>
              <table:table-cell office:value-type="float" office:value="-0.0004">
                <text:p>-0.0004</text:p>
              </table:table-cell>
              <table:table-cell office:value-type="float" office:value="0.3836">
                <text:p>0.3836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061">
                <text:p>0.4061</text:p>
              </table:table-cell>
              <table:table-cell office:value-type="float" office:value="0.4">
                <text:p>0.4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">
                <text:p>-0.4</text:p>
              </table:table-cell>
              <table:table-cell office:value-type="float" office:value="-0.0004">
                <text:p>-0.0004</text:p>
              </table:table-cell>
              <table:table-cell office:value-type="float" office:value="0.4">
                <text:p>0.4</text:p>
              </table:table-cell>
              <table:table-cell office:value-type="float" office:value="0.037">
                <text:p>0.037</text:p>
              </table:table-cell>
              <table:table-cell office:value-type="float" office:value="0.5">
                <text:p>0.5</text:p>
              </table:table-cell>
              <table:table-cell office:value-type="float" office:value="1.475">
                <text:p>1.475</text:p>
              </table:table-cell>
              <table:table-cell office:value-type="float" office:value="0.4055">
                <text:p>0.405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-0.0004">
                <text:p>-0.0004</text:p>
              </table:table-cell>
              <table:table-cell office:value-type="float" office:value="0.45">
                <text:p>0.45</text:p>
              </table:table-cell>
              <table:table-cell office:value-type="float" office:value="0.3892">
                <text:p>0.3892</text:p>
              </table:table-cell>
              <table:table-cell office:value-type="float" office:value="0.55">
                <text:p>0.55</text:p>
              </table:table-cell>
              <table:table-cell office:value-type="float" office:value="3.2189">
                <text:p>3.2189</text:p>
              </table:table-cell>
              <table:table-cell office:value-type="float" office:value="0.45">
                <text:p>0.4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-0.0004">
                <text:p>-0.0004</text:p>
              </table:table-cell>
              <table:table-cell office:value-type="float" office:value="0.5">
                <text:p>0.5</text:p>
              </table:table-cell>
              <table:table-cell office:value-type="float" office:value="1.4001">
                <text:p>1.4001</text:p>
              </table:table-cell>
              <table:table-cell office:value-type="float" office:value="0.6">
                <text:p>0.6</text:p>
              </table:table-cell>
              <table:table-cell office:value-type="float" office:value="5.3941">
                <text:p>5.3941</text:p>
              </table:table-cell>
              <table:table-cell office:value-type="float" office:value="0.5">
                <text:p>0.5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">
                <text:p>-0.7</text:p>
              </table:table-cell>
              <table:table-cell office:value-type="float" office:value="-0.0004">
                <text:p>-0.0004</text:p>
              </table:table-cell>
              <table:table-cell office:value-type="float" office:value="0.55">
                <text:p>0.55</text:p>
              </table:table-cell>
              <table:table-cell office:value-type="float" office:value="3.0943">
                <text:p>3.0943</text:p>
              </table:table-cell>
              <table:table-cell office:value-type="float" office:value="0.65">
                <text:p>0.65</text:p>
              </table:table-cell>
              <table:table-cell office:value-type="float" office:value="7.8149">
                <text:p>7.8149</text:p>
              </table:table-cell>
              <table:table-cell office:value-type="float" office:value="0.55">
                <text:p>0.55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">
                <text:p>-0.8</text:p>
              </table:table-cell>
              <table:table-cell office:value-type="float" office:value="-0.0004">
                <text:p>-0.0004</text:p>
              </table:table-cell>
              <table:table-cell office:value-type="float" office:value="0.6">
                <text:p>0.6</text:p>
              </table:table-cell>
              <table:table-cell office:value-type="float" office:value="5.2349">
                <text:p>5.2349</text:p>
              </table:table-cell>
              <table:table-cell office:value-type="float" office:value="0.7">
                <text:p>0.7</text:p>
              </table:table-cell>
              <table:table-cell office:value-type="float" office:value="9.9996">
                <text:p>9.9996</text:p>
              </table:table-cell>
              <table:table-cell office:value-type="float" office:value="0.6">
                <text:p>0.6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">
                <text:p>-0.9</text:p>
              </table:table-cell>
              <table:table-cell office:value-type="float" office:value="-0.0004">
                <text:p>-0.0004</text:p>
              </table:table-cell>
              <table:table-cell office:value-type="float" office:value="0.65">
                <text:p>0.65</text:p>
              </table:table-cell>
              <table:table-cell office:value-type="float" office:value="7.6233">
                <text:p>7.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0.0004">
                <text:p>-0.0004</text:p>
              </table:table-cell>
              <table:table-cell office:value-type="float" office:value="0.7">
                <text:p>0.7</text:p>
              </table:table-cell>
              <table:table-cell office:value-type="float" office:value="9.996">
                <text:p>9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9.9996">
                <text:p>9.9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-2" chart:maximum="1" chart:origin="0" chart:interval-major="1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-80" chart:maximum="120" chart:origin="0" chart:interval-major="40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65cm" svg:height="8.415cm" xlink:href=".." xlink:type="simple" chart:class="chart:scatter" chart:style-name="ch1">
        <chart:legend svg:x="2.964cm" svg:y="3.085cm" style:legend-expansion="custom" chartooo:width="1.37cm" chartooo:height="0.672cm" style:legend-expansion-aspect-ratio="2.03869047619048" chart:style-name="ch2"/>
        <chart:plot-area chart:style-name="ch3" table:cell-range-address="2017May8_csv.B39:2017May8_csv.C69 2017May8_csv.B37:2017May8_csv.B37 2017May8_csv.E37:2017May8_csv.E37 2017May8_csv.F39:2017May8_csv.F69" chart:data-source-has-labels="row" svg:x="0.474cm" svg:y="0.082cm" svg:width="9.937cm" svg:height="7.684cm">
          <chartooo:coordinate-region svg:x="1.144cm" svg:y="0.287cm" svg:width="9.174cm" svg:height="6.973cm"/>
          <chart:axis chart:dimension="x" chart:name="primary-x" chart:style-name="ch4">
            <chart:title svg:x="5.049cm" svg:y="7.88cm" chart:style-name="ch5">
              <text:p>V [V]</text:p>
            </chart:title>
          </chart:axis>
          <chart:axis chart:dimension="y" chart:name="primary-y" chart:style-name="ch6">
            <chart:title svg:x="0.001cm" svg:y="4.388cm" chart:style-name="ch7">
              <text:p>I [mA]</text:p>
            </chart:title>
          </chart:axis>
          <chart:series chart:style-name="ch8" chart:values-cell-range-address="2017May8_csv.C39:2017May8_csv.C69" chart:label-cell-address="2017May8_csv.B37:2017May8_csv.B37" chart:class="chart:scatter">
            <chart:domain table:cell-range-address="2017May8_csv.B39:2017May8_csv.B69"/>
            <chart:data-point chart:repeated="31"/>
          </chart:series>
          <chart:series chart:style-name="ch9" chart:values-cell-range-address="2017May8_csv.F39:2017May8_csv.F69" chart:label-cell-address="2017May8_csv.E37:2017May8_csv.E37" chart:class="chart:scatter">
            <chart:domain table:cell-range-address="2017May8_csv.E39:2017May8_csv.E69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光なし</text:p>
                <draw:g>
                  <svg:desc>2017May8_csv.B37:2017May8_csv.B3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光あり距離 20cm</text:p>
                <draw:g>
                  <svg:desc>2017May8_csv.E37:2017May8_csv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">
                <text:p>0.62</text:p>
                <draw:g>
                  <svg:desc>2017May8_csv.B39:2017May8_csv.B69</svg:desc>
                </draw:g>
              </table:table-cell>
              <table:table-cell office:value-type="float" office:value="99.996">
                <text:p>99.996</text:p>
                <draw:g>
                  <svg:desc>2017May8_csv.C39:2017May8_csv.C69</svg:desc>
                </draw:g>
              </table:table-cell>
              <table:table-cell office:value-type="float" office:value="0.63">
                <text:p>0.63</text:p>
                <draw:g>
                  <svg:desc>2017May8_csv.E39:2017May8_csv.E69</svg:desc>
                </draw:g>
              </table:table-cell>
              <table:table-cell office:value-type="float" office:value="99.9">
                <text:p>99.9</text:p>
                <draw:g>
                  <svg:desc>2017May8_csv.F39:2017May8_csv.F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82.091">
                <text:p>82.091</text:p>
              </table:table-cell>
              <table:table-cell office:value-type="float" office:value="0.6">
                <text:p>0.6</text:p>
              </table:table-cell>
              <table:table-cell office:value-type="float" office:value="76.542">
                <text:p>76.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">
                <text:p>0.55</text:p>
              </table:table-cell>
              <table:table-cell office:value-type="float" office:value="43.8">
                <text:p>43.8</text:p>
              </table:table-cell>
              <table:table-cell office:value-type="float" office:value="0.59">
                <text:p>0.59</text:p>
              </table:table-cell>
              <table:table-cell office:value-type="float" office:value="66.23">
                <text:p>66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0.21">
                <text:p>20.21</text:p>
              </table:table-cell>
              <table:table-cell office:value-type="float" office:value="0.58">
                <text:p>0.58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8.429">
                <text:p>8.429</text:p>
              </table:table-cell>
              <table:table-cell office:value-type="float" office:value="0.57">
                <text:p>0.57</text:p>
              </table:table-cell>
              <table:table-cell office:value-type="float" office:value="46.897">
                <text:p>46.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3.396">
                <text:p>3.396</text:p>
              </table:table-cell>
              <table:table-cell office:value-type="float" office:value="0.56">
                <text:p>0.56</text:p>
              </table:table-cell>
              <table:table-cell office:value-type="float" office:value="37.82">
                <text:p>37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1.428">
                <text:p>1.428</text:p>
              </table:table-cell>
              <table:table-cell office:value-type="float" office:value="0.55">
                <text:p>0.55</text:p>
              </table:table-cell>
              <table:table-cell office:value-type="float" office:value="29.279">
                <text:p>29.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654">
                <text:p>0.654</text:p>
              </table:table-cell>
              <table:table-cell office:value-type="float" office:value="0.54">
                <text:p>0.54</text:p>
              </table:table-cell>
              <table:table-cell office:value-type="float" office:value="21.174">
                <text:p>21.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328">
                <text:p>0.328</text:p>
              </table:table-cell>
              <table:table-cell office:value-type="float" office:value="0.53">
                <text:p>0.53</text:p>
              </table:table-cell>
              <table:table-cell office:value-type="float" office:value="13.607">
                <text:p>13.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174">
                <text:p>0.174</text:p>
              </table:table-cell>
              <table:table-cell office:value-type="float" office:value="0.52">
                <text:p>0.52</text:p>
              </table:table-cell>
              <table:table-cell office:value-type="float" office:value="6.4173">
                <text:p>6.4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0.086">
                <text:p>0.086</text:p>
              </table:table-cell>
              <table:table-cell office:value-type="float" office:value="0.515">
                <text:p>0.51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032">
                <text:p>0.032</text:p>
              </table:table-cell>
              <table:table-cell office:value-type="float" office:value="0.5082">
                <text:p>0.5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">
                <text:p>0.06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-5.123">
                <text:p>-5.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">
                <text:p>0.05</text:p>
              </table:table-cell>
              <table:table-cell office:value-type="float" office:value="-0.056">
                <text:p>-0.056</text:p>
              </table:table-cell>
              <table:table-cell office:value-type="float" office:value="0.45">
                <text:p>0.45</text:p>
              </table:table-cell>
              <table:table-cell office:value-type="float" office:value="-28.76">
                <text:p>-28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-0.068">
                <text:p>-0.068</text:p>
              </table:table-cell>
              <table:table-cell office:value-type="float" office:value="0.4">
                <text:p>0.4</text:p>
              </table:table-cell>
              <table:table-cell office:value-type="float" office:value="-41.871">
                <text:p>-41.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-0.07">
                <text:p>-0.07</text:p>
              </table:table-cell>
              <table:table-cell office:value-type="float" office:value="0.35">
                <text:p>0.35</text:p>
              </table:table-cell>
              <table:table-cell office:value-type="float" office:value="-47.94">
                <text:p>-47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-0.075">
                <text:p>-0.075</text:p>
              </table:table-cell>
              <table:table-cell office:value-type="float" office:value="0.3">
                <text:p>0.3</text:p>
              </table:table-cell>
              <table:table-cell office:value-type="float" office:value="-50.109">
                <text:p>-50.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">
                <text:p>0.01</text:p>
              </table:table-cell>
              <table:table-cell office:value-type="float" office:value="-0.086">
                <text:p>-0.086</text:p>
              </table:table-cell>
              <table:table-cell office:value-type="float" office:value="0.25">
                <text:p>0.25</text:p>
              </table:table-cell>
              <table:table-cell office:value-type="float" office:value="-51.156">
                <text:p>-51.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.093">
                <text:p>-0.093</text:p>
              </table:table-cell>
              <table:table-cell office:value-type="float" office:value="0.2">
                <text:p>0.2</text:p>
              </table:table-cell>
              <table:table-cell office:value-type="float" office:value="-51.773">
                <text:p>-51.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">
                <text:p>-0.05</text:p>
              </table:table-cell>
              <table:table-cell office:value-type="float" office:value="-0.121">
                <text:p>-0.121</text:p>
              </table:table-cell>
              <table:table-cell office:value-type="float" office:value="0.15">
                <text:p>0.15</text:p>
              </table:table-cell>
              <table:table-cell office:value-type="float" office:value="-51.799">
                <text:p>-51.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">
                <text:p>-0.1</text:p>
              </table:table-cell>
              <table:table-cell office:value-type="float" office:value="-0.104">
                <text:p>-0.104</text:p>
              </table:table-cell>
              <table:table-cell office:value-type="float" office:value="0.1">
                <text:p>0.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">
                <text:p>-0.2</text:p>
              </table:table-cell>
              <table:table-cell office:value-type="float" office:value="-0.172">
                <text:p>-0.172</text:p>
              </table:table-cell>
              <table:table-cell office:value-type="float" office:value="0.05">
                <text:p>0.05</text:p>
              </table:table-cell>
              <table:table-cell office:value-type="float" office:value="-52.128">
                <text:p>-52.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">
                <text:p>-0.3</text:p>
              </table:table-cell>
              <table:table-cell office:value-type="float" office:value="-0.25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-52.1">
                <text:p>-5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">
                <text:p>-0.4</text:p>
              </table:table-cell>
              <table:table-cell office:value-type="float" office:value="-0.33">
                <text:p>-0.33</text:p>
              </table:table-cell>
              <table:table-cell office:value-type="float" office:value="-0.1">
                <text:p>-0.1</text:p>
              </table:table-cell>
              <table:table-cell office:value-type="float" office:value="-52.27">
                <text:p>-52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">
                <text:p>-0.5</text:p>
              </table:table-cell>
              <table:table-cell office:value-type="float" office:value="-0.439">
                <text:p>-0.439</text:p>
              </table:table-cell>
              <table:table-cell office:value-type="float" office:value="-0.5">
                <text:p>-0.5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">
                <text:p>-0.6</text:p>
              </table:table-cell>
              <table:table-cell office:value-type="float" office:value="-0.582">
                <text:p>-0.582</text:p>
              </table:table-cell>
              <table:table-cell office:value-type="float" office:value="-1">
                <text:p>-1</text:p>
              </table:table-cell>
              <table:table-cell office:value-type="float" office:value="-52.8">
                <text:p>-5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">
                <text:p>-0.7</text:p>
              </table:table-cell>
              <table:table-cell office:value-type="float" office:value="-0.6878">
                <text:p>-0.6878</text:p>
              </table:table-cell>
              <table:table-cell office:value-type="float" office:value="-1.5">
                <text:p>-1.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-1.005">
                <text:p>-1.005</text:p>
              </table:table-cell>
              <table:table-cell office:value-type="float" office:value="-2">
                <text:p>-2</text:p>
              </table:table-cell>
              <table:table-cell office:value-type="float" office:value="-53.89">
                <text:p>-53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">
                <text:p>-1.1</text:p>
              </table:table-cell>
              <table:table-cell office:value-type="float" office:value="-1.1369">
                <text:p>-1.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">
                <text:p>-1.5</text:p>
              </table:table-cell>
              <table:table-cell office:value-type="float" office:value="-1.6216">
                <text:p>-1.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2.28">
                <text:p>-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0.25" chart:origin="0" chart:interval-major="0.05" chart:reverse-direction="false" text:line-break="false" loext:try-staggering-first="false" chart:link-data-style-to-source="true" chart:axis-position="start"/>
      <style:graphic-properties svg:stroke-width="0.05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0" chart:maximum="10" chart:origin="0" chart:interval-major="2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94cm" svg:height="8.799cm" xlink:href=".." xlink:type="simple" chart:class="chart:scatter" chart:style-name="ch1">
        <chart:legend svg:x="5.91cm" svg:y="5.364cm" style:legend-expansion="custom" chartooo:width="3.787cm" chartooo:height="0.835cm" style:legend-expansion-aspect-ratio="4.53532934131737" chart:style-name="ch2"/>
        <chart:plot-area chart:style-name="ch3" table:cell-range-address="2017May8_csv.B78:2017May8_csv.C91 2017May8_csv.B73:2017May8_csv.B73" chart:data-source-has-labels="row" svg:x="1.197cm" svg:y="0.175cm" svg:width="9.186cm" svg:height="7.493cm">
          <chartooo:coordinate-region svg:x="1.481cm" svg:y="0.379cm" svg:width="8.362cm" svg:height="6.783cm"/>
          <chart:axis chart:dimension="x" chart:name="primary-x" chart:style-name="ch4">
            <chart:title svg:x="5.397cm" svg:y="7.844cm" chart:style-name="ch5">
              <text:p>V [V]</text:p>
            </chart:title>
          </chart:axis>
          <chart:axis chart:dimension="y" chart:name="primary-y" chart:style-name="ch6">
            <chart:title svg:x="0.451cm" svg:y="4.385cm" chart:style-name="ch7">
              <text:p>I [mA]</text:p>
            </chart:title>
          </chart:axis>
          <chart:series chart:style-name="ch8" chart:values-cell-range-address="2017May8_csv.C78:2017May8_csv.C91" chart:label-cell-address="2017May8_csv.B73:2017May8_csv.B73" chart:class="chart:scatter">
            <chart:domain table:cell-range-address="2017May8_csv.B78:2017May8_csv.B91"/>
            <chart:regression-curve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磁場0T</text:p>
                <draw:g>
                  <svg:desc>2017May8_csv.B73:2017May8_csv.B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17May8_csv.B78:2017May8_csv.B91</svg:desc>
                </draw:g>
              </table:table-cell>
              <table:table-cell office:value-type="float" office:value="-0.01611">
                <text:p>-0.01611</text:p>
                <draw:g>
                  <svg:desc>2017May8_csv.C78:2017May8_csv.C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0499">
                <text:p>1.0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.7209">
                <text:p>2.7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3.1054">
                <text:p>3.1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3.5027">
                <text:p>3.5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3.886">
                <text:p>3.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4.2841">
                <text:p>4.2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7.7723">
                <text:p>7.7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9.6815">
                <text:p>9.6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350" chart:origin="0" chart:interval-major="10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maximum="0.0015" chart:origin="0" chart:interval-major="0.0005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13.396cm" xlink:href=".." xlink:type="simple" chart:class="chart:scatter" chart:style-name="ch1">
        <chart:plot-area chart:style-name="ch2" table:cell-range-address="2017May8_csv.C147:2017May8_csv.C158 2017May8_csv.M147:2017May8_csv.M158 2017May8_csv.O78:2017May8_csv.O78" svg:x="1.389cm" svg:y="0.267cm" svg:width="14.294cm" svg:height="11.72cm">
          <chartooo:coordinate-region svg:x="2.567cm" svg:y="0.471cm" svg:width="13.116cm" svg:height="11.01cm"/>
          <chart:axis chart:dimension="x" chart:name="primary-x" chart:style-name="ch3">
            <chart:title svg:x="8.003cm" svg:y="12.255cm" chart:style-name="ch4">
              <text:p>T (K)</text:p>
            </chart:title>
          </chart:axis>
          <chart:axis chart:dimension="y" chart:name="primary-y" chart:style-name="ch5">
            <chart:title svg:x="0.451cm" svg:y="6.984cm" chart:style-name="ch6">
              <text:p>R (m^3/C)</text:p>
            </chart:title>
          </chart:axis>
          <chart:series chart:style-name="ch7" chart:values-cell-range-address="2017May8_csv.M147:2017May8_csv.M158" chart:class="chart:scatter">
            <chart:domain table:cell-range-address="2017May8_csv.C147:2017May8_csv.C158"/>
            <chart:data-point chart:repeated="12"/>
          </chart:series>
          <chart:series chart:style-name="ch8" chart:values-cell-range-address="2017May8_csv.O78:2017May8_csv.O78" chart:class="chart:scatter">
            <chart:domain table:cell-range-address="2017May8_csv.N78:2017May8_csv.N7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8</svg:desc>
                </draw:g>
              </table:table-cell>
              <table:table-cell office:value-type="float" office:value="0.00118888888888889">
                <text:p>0.00118888888888889</text:p>
                <draw:g>
                  <svg:desc>2017May8_csv.M147:2017May8_csv.M158</svg:desc>
                </draw:g>
              </table:table-cell>
              <table:table-cell office:value-type="float" office:value="298.65">
                <text:p>298.65</text:p>
                <draw:g>
                  <svg:desc>2017May8_csv.N78:2017May8_csv.N78</svg:desc>
                </draw:g>
              </table:table-cell>
              <table:table-cell office:value-type="float" office:value="0.00108">
                <text:p>0.00108</text:p>
                <draw:g>
                  <svg:desc>2017May8_csv.O78:2017May8_csv.O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0.00115555555555556">
                <text:p>0.0011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0.00112222222222222">
                <text:p>0.0011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0.00109777777777778">
                <text:p>0.00109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0.00108333333333333">
                <text:p>0.001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0.00106944444444444">
                <text:p>0.001069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0.00106111111111111">
                <text:p>0.00106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0.00104722222222222">
                <text:p>0.001047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0.00103888888888889">
                <text:p>0.00103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0.00100833333333333">
                <text:p>0.0010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0.00105555555555556">
                <text:p>0.001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.15">
                <text:p>313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350" chart:origin="0" chart:interval-major="10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origin="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13.396cm" xlink:href=".." xlink:type="simple" chart:class="chart:scatter" chart:style-name="ch1">
        <chart:plot-area chart:style-name="ch2" table:cell-range-address="2017May8_csv.C147:2017May8_csv.C158 2017May8_csv.S147:2017May8_csv.S158 2017May8_csv.M78:2017May8_csv.M78" svg:x="1.389cm" svg:y="0.267cm" svg:width="14.294cm" svg:height="11.72cm">
          <chartooo:coordinate-region svg:x="2.262cm" svg:y="0.471cm" svg:width="13.421cm" svg:height="11.01cm"/>
          <chart:axis chart:dimension="x" chart:name="primary-x" chart:style-name="ch3">
            <chart:title svg:x="8.003cm" svg:y="12.255cm" chart:style-name="ch4">
              <text:p>T (K)</text:p>
            </chart:title>
          </chart:axis>
          <chart:axis chart:dimension="y" chart:name="primary-y" chart:style-name="ch5">
            <chart:title svg:x="0.451cm" svg:y="6.781cm" chart:style-name="ch6">
              <text:p>σ (S/m)</text:p>
            </chart:title>
          </chart:axis>
          <chart:series chart:style-name="ch7" chart:values-cell-range-address="2017May8_csv.S147:2017May8_csv.S158" chart:class="chart:scatter">
            <chart:domain table:cell-range-address="2017May8_csv.C147:2017May8_csv.C158"/>
            <chart:data-point chart:repeated="12"/>
          </chart:series>
          <chart:series chart:style-name="ch8" chart:values-cell-range-address="2017May8_csv.M78:2017May8_csv.M78" chart:class="chart:scatter">
            <chart:domain table:cell-range-address="2017May8_csv.N78:2017May8_csv.N7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8</svg:desc>
                </draw:g>
              </table:table-cell>
              <table:table-cell office:value-type="float" office:value="1285.22589987233">
                <text:p>1285.22589987233</text:p>
                <draw:g>
                  <svg:desc>2017May8_csv.S147:2017May8_csv.S158</svg:desc>
                </draw:g>
              </table:table-cell>
              <table:table-cell office:value-type="float" office:value="298.65">
                <text:p>298.65</text:p>
                <draw:g>
                  <svg:desc>2017May8_csv.N78:2017May8_csv.N78</svg:desc>
                </draw:g>
              </table:table-cell>
              <table:table-cell office:value-type="float" office:value="325.714285714286">
                <text:p>325.714285714286</text:p>
                <draw:g>
                  <svg:desc>2017May8_csv.M78:2017May8_csv.M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1260.13357415886">
                <text:p>1260.1335741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1217.53246753247">
                <text:p>1217.5324675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1169.36269732996">
                <text:p>1169.3626973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1119.57008508733">
                <text:p>1119.5700850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1063.4526763559">
                <text:p>1063.452676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1014.37024513948">
                <text:p>1014.3702451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925.640234495526">
                <text:p>925.64023449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821.018062397373">
                <text:p>821.01806239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717.63467610755">
                <text:p>717.63467610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613.999181334425">
                <text:p>613.99918133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.15">
                <text:p>31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350" chart:origin="0" chart:interval-major="10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origin="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13.396cm" xlink:href=".." xlink:type="simple" chart:class="chart:scatter" chart:style-name="ch1">
        <chart:plot-area chart:style-name="ch2" table:cell-range-address="2017May8_csv.C147:2017May8_csv.C158 2017May8_csv.T147:2017May8_csv.T158 2017May8_csv.L83:2017May8_csv.L83" svg:x="1.389cm" svg:y="0.267cm" svg:width="14.294cm" svg:height="11.72cm">
          <chartooo:coordinate-region svg:x="1.978cm" svg:y="0.471cm" svg:width="13.705cm" svg:height="11.01cm"/>
          <chart:axis chart:dimension="x" chart:name="primary-x" chart:style-name="ch3">
            <chart:title svg:x="8.003cm" svg:y="12.255cm" chart:style-name="ch4">
              <text:p>T (K)</text:p>
            </chart:title>
          </chart:axis>
          <chart:axis chart:dimension="y" chart:name="primary-y" chart:style-name="ch5">
            <chart:title svg:x="0.451cm" svg:y="7.035cm" chart:style-name="ch6">
              <text:p>μ m^2/(Vs)</text:p>
            </chart:title>
          </chart:axis>
          <chart:series chart:style-name="ch7" chart:values-cell-range-address="2017May8_csv.T147:2017May8_csv.T158" chart:class="chart:scatter">
            <chart:domain table:cell-range-address="2017May8_csv.C147:2017May8_csv.C158"/>
            <chart:data-point chart:repeated="12"/>
          </chart:series>
          <chart:series chart:style-name="ch8" chart:values-cell-range-address="2017May8_csv.L83:2017May8_csv.L83" chart:class="chart:scatter">
            <chart:domain table:cell-range-address="2017May8_csv.N78:2017May8_csv.N7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8</svg:desc>
                </draw:g>
              </table:table-cell>
              <table:table-cell office:value-type="float" office:value="1.52799079207044">
                <text:p>1.52799079207044</text:p>
                <draw:g>
                  <svg:desc>2017May8_csv.T147:2017May8_csv.T158</svg:desc>
                </draw:g>
              </table:table-cell>
              <table:table-cell office:value-type="float" office:value="298.65">
                <text:p>298.65</text:p>
                <draw:g>
                  <svg:desc>2017May8_csv.N78:2017May8_csv.N78</svg:desc>
                </draw:g>
              </table:table-cell>
              <table:table-cell office:value-type="float" office:value="0.352058823529412">
                <text:p>0.352058823529412</text:p>
                <draw:g>
                  <svg:desc>2017May8_csv.L83:2017May8_csv.L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1.45615435236135">
                <text:p>1.4561543523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1.36634199134199">
                <text:p>1.3663419913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1.28370038329111">
                <text:p>1.2837003832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1.21286759217794">
                <text:p>1.2128675921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1.1373035566584">
                <text:p>1.137303556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1.076359537898">
                <text:p>1.07635953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0.969351023346704">
                <text:p>0.96935102334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0.852946542601715">
                <text:p>0.8529465426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0.723614965075113">
                <text:p>0.72361496507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0.648110246964115">
                <text:p>0.648110246964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.15">
                <text:p>31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350" chart:origin="0" chart:interval-major="10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origin="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13.396cm" xlink:href=".." xlink:type="simple" chart:class="chart:scatter" chart:style-name="ch1">
        <chart:plot-area chart:style-name="ch2" table:cell-range-address="2017May8_csv.C147:2017May8_csv.C158 2017May8_csv.V147:2017May8_csv.V158 2017May8_csv.P78:2017May8_csv.P78" svg:x="1.389cm" svg:y="0.267cm" svg:width="14.294cm" svg:height="11.72cm">
          <chartooo:coordinate-region svg:x="2.709cm" svg:y="0.471cm" svg:width="12.974cm" svg:height="11.01cm"/>
          <chart:axis chart:dimension="x" chart:name="primary-x" chart:style-name="ch3">
            <chart:title svg:x="8.003cm" svg:y="12.255cm" chart:style-name="ch4">
              <text:p>T (K)</text:p>
            </chart:title>
          </chart:axis>
          <chart:axis chart:dimension="y" chart:name="primary-y" chart:style-name="ch5">
            <chart:title svg:x="0.451cm" svg:y="6.923cm" chart:style-name="ch6">
              <text:p>n (1/m^3)</text:p>
            </chart:title>
          </chart:axis>
          <chart:series chart:style-name="ch7" chart:values-cell-range-address="2017May8_csv.V147:2017May8_csv.V158" chart:class="chart:scatter">
            <chart:domain table:cell-range-address="2017May8_csv.C147:2017May8_csv.C158"/>
            <chart:data-point chart:repeated="12"/>
          </chart:series>
          <chart:series chart:style-name="ch8" chart:values-cell-range-address="2017May8_csv.P78:2017May8_csv.P78" chart:class="chart:scatter">
            <chart:domain table:cell-range-address="2017May8_csv.N78:2017May8_csv.N7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V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8</svg:desc>
                </draw:g>
              </table:table-cell>
              <table:table-cell office:value-type="float" office:value="5.24986749168205E+021">
                <text:p>5.24986749168205E+021</text:p>
                <draw:g>
                  <svg:desc>2017May8_csv.V147:2017May8_csv.V158</svg:desc>
                </draw:g>
              </table:table-cell>
              <table:table-cell office:value-type="float" office:value="298.65">
                <text:p>298.65</text:p>
                <draw:g>
                  <svg:desc>2017May8_csv.N78:2017May8_csv.N78</svg:desc>
                </draw:g>
              </table:table-cell>
              <table:table-cell office:value-type="float" office:value="5.77917511944423E+021">
                <text:p>5.77917511944423E+021</text:p>
                <draw:g>
                  <svg:desc>2017May8_csv.P78:2017May8_csv.P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5.40130597701903E+021">
                <text:p>5.40130597701903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5.5617408080196E+021">
                <text:p>5.5617408080196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5.6855852389674E+021">
                <text:p>5.6855852389674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5.76139304215364E+021">
                <text:p>5.76139304215364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5.83621632841537E+021">
                <text:p>5.83621632841537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5.88205048806261E+021">
                <text:p>5.88205048806261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5.96006176774514E+021">
                <text:p>5.96006176774514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6.00786974983935E+021">
                <text:p>6.00786974983935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6.18992640892539E+021">
                <text:p>6.18992640892539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5.9130086485261E+021">
                <text:p>5.9130086485261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.15">
                <text:p>31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true" chart:origin="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5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13.396cm" xlink:href=".." xlink:type="simple" chart:class="chart:scatter" chart:style-name="ch1">
        <chart:plot-area chart:style-name="ch2" table:cell-range-address="2017May8_csv.C147:2017May8_csv.C158 2017May8_csv.T147:2017May8_csv.T158 2017May8_csv.L83:2017May8_csv.L83" svg:x="1.389cm" svg:y="0.267cm" svg:width="14.294cm" svg:height="11.72cm">
          <chartooo:coordinate-region svg:x="1.978cm" svg:y="0.471cm" svg:width="13.419cm" svg:height="11.01cm"/>
          <chart:axis chart:dimension="x" chart:name="primary-x" chart:style-name="ch3">
            <chart:title svg:x="8.003cm" svg:y="12.255cm" chart:style-name="ch4">
              <text:p>T (K)</text:p>
            </chart:title>
          </chart:axis>
          <chart:axis chart:dimension="y" chart:name="primary-y" chart:style-name="ch5">
            <chart:title svg:x="0.451cm" svg:y="7.035cm" chart:style-name="ch6">
              <text:p>μ m^2/(Vs)</text:p>
            </chart:title>
          </chart:axis>
          <chart:series chart:style-name="ch7" chart:values-cell-range-address="2017May8_csv.T147:2017May8_csv.T158" chart:class="chart:scatter">
            <chart:domain table:cell-range-address="2017May8_csv.C147:2017May8_csv.C158"/>
            <chart:data-point chart:repeated="12"/>
          </chart:series>
          <chart:series chart:style-name="ch8" chart:values-cell-range-address="2017May8_csv.L83:2017May8_csv.L83" chart:class="chart:scatter">
            <chart:domain table:cell-range-address="2017May8_csv.N78:2017May8_csv.N7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5">
                <text:p>81.25</text:p>
                <draw:g>
                  <svg:desc>2017May8_csv.C147:2017May8_csv.C158</svg:desc>
                </draw:g>
              </table:table-cell>
              <table:table-cell office:value-type="float" office:value="1.52799079207044">
                <text:p>1.52799079207044</text:p>
                <draw:g>
                  <svg:desc>2017May8_csv.T147:2017May8_csv.T158</svg:desc>
                </draw:g>
              </table:table-cell>
              <table:table-cell office:value-type="float" office:value="298.65">
                <text:p>298.65</text:p>
                <draw:g>
                  <svg:desc>2017May8_csv.N78:2017May8_csv.N78</svg:desc>
                </draw:g>
              </table:table-cell>
              <table:table-cell office:value-type="float" office:value="0.352058823529412">
                <text:p>0.352058823529412</text:p>
                <draw:g>
                  <svg:desc>2017May8_csv.L83:2017May8_csv.L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5">
                <text:p>93.15</text:p>
              </table:table-cell>
              <table:table-cell office:value-type="float" office:value="1.45615435236135">
                <text:p>1.4561543523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15">
                <text:p>113.15</text:p>
              </table:table-cell>
              <table:table-cell office:value-type="float" office:value="1.36634199134199">
                <text:p>1.3663419913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15">
                <text:p>133.15</text:p>
              </table:table-cell>
              <table:table-cell office:value-type="float" office:value="1.28370038329111">
                <text:p>1.2837003832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15">
                <text:p>153.15</text:p>
              </table:table-cell>
              <table:table-cell office:value-type="float" office:value="1.21286759217794">
                <text:p>1.2128675921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15">
                <text:p>173.15</text:p>
              </table:table-cell>
              <table:table-cell office:value-type="float" office:value="1.1373035566584">
                <text:p>1.137303556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15">
                <text:p>193.15</text:p>
              </table:table-cell>
              <table:table-cell office:value-type="float" office:value="1.076359537898">
                <text:p>1.07635953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15">
                <text:p>223.15</text:p>
              </table:table-cell>
              <table:table-cell office:value-type="float" office:value="0.969351023346704">
                <text:p>0.96935102334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15">
                <text:p>253.15</text:p>
              </table:table-cell>
              <table:table-cell office:value-type="float" office:value="0.852946542601715">
                <text:p>0.8529465426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15">
                <text:p>283.15</text:p>
              </table:table-cell>
              <table:table-cell office:value-type="float" office:value="0.723614965075113">
                <text:p>0.72361496507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.15">
                <text:p>313.15</text:p>
              </table:table-cell>
              <table:table-cell office:value-type="float" office:value="0.648110246964115">
                <text:p>0.648110246964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.15">
                <text:p>31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